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8.57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51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 Count Per Slot" table:style-name="ta1">
        <table:shapes>
          <draw:frame draw:z-index="0" draw:style-name="gr1" draw:text-style-name="P1" svg:width="354.73mm" svg:height="205.91mm" svg:x="107.56mm" svg:y="0.2mm">
            <loext:p draw:notify-on-update-of-ranges="'Event Count Per Slot'.D9:'Event Count Per Slot'.D7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ime window:</text:p>
          </table:table-cell>
          <table:table-cell office:value-type="float" office:value="135000" calcext:value-type="float">
            <text:p>135000</text:p>
          </table:table-cell>
          <table:table-cell table:style-name="Default" office:value-type="string" calcext:value-type="string">
            <text:p>us</text:p>
          </table:table-cell>
        </table:table-row>
        <table:table-row table:style-name="ro1">
          <table:table-cell/>
          <table:table-cell table:style-name="ce1" office:value-type="string" calcext:value-type="string">
            <text:p>Resolution: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Slots</text:p>
          </table:table-cell>
        </table:table-row>
        <table:table-row table:style-name="ro1">
          <table:table-cell/>
          <table:table-cell table:style-name="ce1" office:value-type="string" calcext:value-type="string">
            <text:p>Time Per Slot:</text:p>
          </table:table-cell>
          <table:table-cell table:formula="of:=[.C4]/[.C5]" office:value-type="float" office:value="5869.5652173913" calcext:value-type="float">
            <text:p>5869,5652173913</text:p>
          </table:table-cell>
          <table:table-cell table:style-name="Default" office:value-type="string" calcext:value-type="string">
            <text:p>us/slot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table table:name="33px_sec_bar_detected speed" table:style-name="ta1">
        <table:table-column table:style-name="co1" table:default-cell-style-name="Default"/>
        <table:table-row table:style-name="ro1">
          <table:table-cell/>
        </table:table-row>
      </table:table>
      <table:table table:name="test" table:style-name="ta1">
        <table:shapes>
          <draw:frame draw:z-index="0" draw:style-name="gr1" draw:text-style-name="P1" svg:width="159.99mm" svg:height="89.99mm" svg:x="151.21mm" svg:y="8.97mm">
            <loext:p draw:notify-on-update-of-ranges="test.A1:test.A283 test.C1:test.C2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5133" calcext:value-type="float">
            <text:p>785133</text:p>
          </table:table-cell>
          <table:table-cell table:formula="of:=[.B1]/1000" office:value-type="float" office:value="785.133" calcext:value-type="float">
            <text:p>785,1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2735" calcext:value-type="float">
            <text:p>702735</text:p>
          </table:table-cell>
          <table:table-cell table:formula="of:=[.B2]/1000" office:value-type="float" office:value="702.735" calcext:value-type="float">
            <text:p>702,735</text:p>
          </table:table-cell>
          <table:table-cell/>
          <table:table-cell office:value-type="string" calcext:value-type="string">
            <text:p>Filterspeed: 16 px/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3906" calcext:value-type="float">
            <text:p>3433906</text:p>
          </table:table-cell>
          <table:table-cell table:formula="of:=[.B3]/1000" office:value-type="float" office:value="3433.906" calcext:value-type="float">
            <text:p>3433,906</text:p>
          </table:table-cell>
          <table:table-cell/>
          <table:table-cell office:value-type="string" calcext:value-type="string">
            <text:p>Orientations: 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7758" calcext:value-type="float">
            <text:p>447758</text:p>
          </table:table-cell>
          <table:table-cell table:formula="of:=[.B4]/1000" office:value-type="float" office:value="447.758" calcext:value-type="float">
            <text:p>447,758</text:p>
          </table:table-cell>
          <table:table-cell/>
          <table:table-cell office:value-type="string" calcext:value-type="string">
            <text:p>Convolutions per Event: 2*4=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3207" calcext:value-type="float">
            <text:p>513207</text:p>
          </table:table-cell>
          <table:table-cell table:formula="of:=[.B5]/1000" office:value-type="float" office:value="513.207" calcext:value-type="float">
            <text:p>513,207</text:p>
          </table:table-cell>
          <table:table-cell/>
          <table:table-cell office:value-type="string" calcext:value-type="string">
            <text:p>Time for 700 events ca. 12 m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4005" calcext:value-type="float">
            <text:p>514005</text:p>
          </table:table-cell>
          <table:table-cell table:formula="of:=[.B6]/1000" office:value-type="float" office:value="514.005" calcext:value-type="float">
            <text:p>514,005</text:p>
          </table:table-cell>
          <table:table-cell/>
          <table:table-cell office:value-type="string" calcext:value-type="string">
            <text:p>Kernel: 11x11x20= 2420 floa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0095" calcext:value-type="float">
            <text:p>1040095</text:p>
          </table:table-cell>
          <table:table-cell table:formula="of:=[.B7]/1000" office:value-type="float" office:value="1040.095" calcext:value-type="float">
            <text:p>1040,095</text:p>
          </table:table-cell>
          <table:table-cell/>
          <table:table-cell office:value-type="string" calcext:value-type="string">
            <text:p>Conv Per Sec: 4666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0886" calcext:value-type="float">
            <text:p>480886</text:p>
          </table:table-cell>
          <table:table-cell table:formula="of:=[.B8]/1000" office:value-type="float" office:value="480.886" calcext:value-type="float">
            <text:p>480,88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4417" calcext:value-type="float">
            <text:p>514417</text:p>
          </table:table-cell>
          <table:table-cell table:formula="of:=[.B9]/1000" office:value-type="float" office:value="514.417" calcext:value-type="float">
            <text:p>514,417</text:p>
          </table:table-cell>
          <table:table-cell/>
          <table:table-cell table:formula="of:=8*700" office:value-type="float" office:value="5600" calcext:value-type="float">
            <text:p>5600</text:p>
          </table:table-cell>
          <table:table-cell office:value-type="string" calcext:value-type="string">
            <text:p>Convolution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53" calcext:value-type="float">
            <text:p>494453</text:p>
          </table:table-cell>
          <table:table-cell table:formula="of:=[.B10]/1000" office:value-type="float" office:value="494.453" calcext:value-type="float">
            <text:p>494,453</text:p>
          </table:table-cell>
          <table:table-cell/>
          <table:table-cell table:formula="of:=12/1000" office:value-type="float" office:value="0.012" calcext:value-type="float">
            <text:p>0,012</text:p>
          </table:table-cell>
          <table:table-cell office:value-type="string" calcext:value-type="string">
            <text:p>Se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4193" calcext:value-type="float">
            <text:p>444193</text:p>
          </table:table-cell>
          <table:table-cell table:formula="of:=[.B11]/1000" office:value-type="float" office:value="444.193" calcext:value-type="float">
            <text:p>444,193</text:p>
          </table:table-cell>
          <table:table-cell/>
          <table:table-cell table:formula="of:=[.E9]/[.E10]" office:value-type="float" office:value="466666.666666667" calcext:value-type="float">
            <text:p>466666,666666667</text:p>
          </table:table-cell>
          <table:table-cell office:value-type="string" calcext:value-type="string">
            <text:p>Conv/Se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4134" calcext:value-type="float">
            <text:p>574134</text:p>
          </table:table-cell>
          <table:table-cell table:formula="of:=[.B12]/1000" office:value-type="float" office:value="574.134" calcext:value-type="float">
            <text:p>574,13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1766" calcext:value-type="float">
            <text:p>801766</text:p>
          </table:table-cell>
          <table:table-cell table:formula="of:=[.B13]/1000" office:value-type="float" office:value="801.766" calcext:value-type="float">
            <text:p>801,76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53513" calcext:value-type="float">
            <text:p>7153513</text:p>
          </table:table-cell>
          <table:table-cell table:formula="of:=[.B14]/1000" office:value-type="float" office:value="7153.513" calcext:value-type="float">
            <text:p>7153,51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05414" calcext:value-type="float">
            <text:p>3705414</text:p>
          </table:table-cell>
          <table:table-cell table:formula="of:=[.B15]/1000" office:value-type="float" office:value="3705.414" calcext:value-type="float">
            <text:p>3705,41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20233" calcext:value-type="float">
            <text:p>1520233</text:p>
          </table:table-cell>
          <table:table-cell table:formula="of:=[.B16]/1000" office:value-type="float" office:value="1520.233" calcext:value-type="float">
            <text:p>1520,23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10450" calcext:value-type="float">
            <text:p>1510450</text:p>
          </table:table-cell>
          <table:table-cell table:formula="of:=[.B17]/1000" office:value-type="float" office:value="1510.45" calcext:value-type="float">
            <text:p>1510,4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80726" calcext:value-type="float">
            <text:p>1280726</text:p>
          </table:table-cell>
          <table:table-cell table:formula="of:=[.B18]/1000" office:value-type="float" office:value="1280.726" calcext:value-type="float">
            <text:p>1280,72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11654" calcext:value-type="float">
            <text:p>2811654</text:p>
          </table:table-cell>
          <table:table-cell table:formula="of:=[.B19]/1000" office:value-type="float" office:value="2811.654" calcext:value-type="float">
            <text:p>2811,65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79535" calcext:value-type="float">
            <text:p>1279535</text:p>
          </table:table-cell>
          <table:table-cell table:formula="of:=[.B20]/1000" office:value-type="float" office:value="1279.535" calcext:value-type="float">
            <text:p>1279,535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874724" calcext:value-type="float">
            <text:p>4874724</text:p>
          </table:table-cell>
          <table:table-cell table:formula="of:=[.B21]/1000" office:value-type="float" office:value="4874.724" calcext:value-type="float">
            <text:p>4874,72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061713" calcext:value-type="float">
            <text:p>4061713</text:p>
          </table:table-cell>
          <table:table-cell table:formula="of:=[.B22]/1000" office:value-type="float" office:value="4061.713" calcext:value-type="float">
            <text:p>4061,713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893416" calcext:value-type="float">
            <text:p>7893416</text:p>
          </table:table-cell>
          <table:table-cell table:formula="of:=[.B23]/1000" office:value-type="float" office:value="7893.416" calcext:value-type="float">
            <text:p>7893,416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171092" calcext:value-type="float">
            <text:p>7171092</text:p>
          </table:table-cell>
          <table:table-cell table:formula="of:=[.B24]/1000" office:value-type="float" office:value="7171.092" calcext:value-type="float">
            <text:p>7171,092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845454" calcext:value-type="float">
            <text:p>3845454</text:p>
          </table:table-cell>
          <table:table-cell table:formula="of:=[.B25]/1000" office:value-type="float" office:value="3845.454" calcext:value-type="float">
            <text:p>3845,454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288249" calcext:value-type="float">
            <text:p>10288249</text:p>
          </table:table-cell>
          <table:table-cell table:formula="of:=[.B26]/1000" office:value-type="float" office:value="10288.249" calcext:value-type="float">
            <text:p>10288,249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094032" calcext:value-type="float">
            <text:p>10094032</text:p>
          </table:table-cell>
          <table:table-cell table:formula="of:=[.B27]/1000" office:value-type="float" office:value="10094.032" calcext:value-type="float">
            <text:p>10094,032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962258" calcext:value-type="float">
            <text:p>5962258</text:p>
          </table:table-cell>
          <table:table-cell table:formula="of:=[.B28]/1000" office:value-type="float" office:value="5962.258" calcext:value-type="float">
            <text:p>5962,25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549185" calcext:value-type="float">
            <text:p>3549185</text:p>
          </table:table-cell>
          <table:table-cell table:formula="of:=[.B29]/1000" office:value-type="float" office:value="3549.185" calcext:value-type="float">
            <text:p>3549,18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18514" calcext:value-type="float">
            <text:p>3918514</text:p>
          </table:table-cell>
          <table:table-cell table:formula="of:=[.B30]/1000" office:value-type="float" office:value="3918.514" calcext:value-type="float">
            <text:p>3918,51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86447" calcext:value-type="float">
            <text:p>2886447</text:p>
          </table:table-cell>
          <table:table-cell table:formula="of:=[.B31]/1000" office:value-type="float" office:value="2886.447" calcext:value-type="float">
            <text:p>2886,44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45117" calcext:value-type="float">
            <text:p>2045117</text:p>
          </table:table-cell>
          <table:table-cell table:formula="of:=[.B32]/1000" office:value-type="float" office:value="2045.117" calcext:value-type="float">
            <text:p>2045,11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09435" calcext:value-type="float">
            <text:p>1309435</text:p>
          </table:table-cell>
          <table:table-cell table:formula="of:=[.B33]/1000" office:value-type="float" office:value="1309.435" calcext:value-type="float">
            <text:p>1309,43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90683" calcext:value-type="float">
            <text:p>1190683</text:p>
          </table:table-cell>
          <table:table-cell table:formula="of:=[.B34]/1000" office:value-type="float" office:value="1190.683" calcext:value-type="float">
            <text:p>1190,683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34497" calcext:value-type="float">
            <text:p>2034497</text:p>
          </table:table-cell>
          <table:table-cell table:formula="of:=[.B35]/1000" office:value-type="float" office:value="2034.497" calcext:value-type="float">
            <text:p>2034,49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256627" calcext:value-type="float">
            <text:p>3256627</text:p>
          </table:table-cell>
          <table:table-cell table:formula="of:=[.B36]/1000" office:value-type="float" office:value="3256.627" calcext:value-type="float">
            <text:p>3256,62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06829" calcext:value-type="float">
            <text:p>14506829</text:p>
          </table:table-cell>
          <table:table-cell table:formula="of:=[.B37]/1000" office:value-type="float" office:value="14506.829" calcext:value-type="float">
            <text:p>14506,829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744065" calcext:value-type="float">
            <text:p>9744065</text:p>
          </table:table-cell>
          <table:table-cell table:formula="of:=[.B38]/1000" office:value-type="float" office:value="9744.065" calcext:value-type="float">
            <text:p>9744,065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992881" calcext:value-type="float">
            <text:p>3992881</text:p>
          </table:table-cell>
          <table:table-cell table:formula="of:=[.B39]/1000" office:value-type="float" office:value="3992.881" calcext:value-type="float">
            <text:p>3992,88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363576" calcext:value-type="float">
            <text:p>3363576</text:p>
          </table:table-cell>
          <table:table-cell table:formula="of:=[.B40]/1000" office:value-type="float" office:value="3363.576" calcext:value-type="float">
            <text:p>3363,576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759713" calcext:value-type="float">
            <text:p>6759713</text:p>
          </table:table-cell>
          <table:table-cell table:formula="of:=[.B41]/1000" office:value-type="float" office:value="6759.713" calcext:value-type="float">
            <text:p>6759,713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32491" calcext:value-type="float">
            <text:p>2632491</text:p>
          </table:table-cell>
          <table:table-cell table:formula="of:=[.B42]/1000" office:value-type="float" office:value="2632.491" calcext:value-type="float">
            <text:p>2632,49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03785" calcext:value-type="float">
            <text:p>1303785</text:p>
          </table:table-cell>
          <table:table-cell table:formula="of:=[.B43]/1000" office:value-type="float" office:value="1303.785" calcext:value-type="float">
            <text:p>1303,78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80189" calcext:value-type="float">
            <text:p>2280189</text:p>
          </table:table-cell>
          <table:table-cell table:formula="of:=[.B44]/1000" office:value-type="float" office:value="2280.189" calcext:value-type="float">
            <text:p>2280,18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74303" calcext:value-type="float">
            <text:p>3474303</text:p>
          </table:table-cell>
          <table:table-cell table:formula="of:=[.B45]/1000" office:value-type="float" office:value="3474.303" calcext:value-type="float">
            <text:p>3474,30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48444" calcext:value-type="float">
            <text:p>1748444</text:p>
          </table:table-cell>
          <table:table-cell table:formula="of:=[.B46]/1000" office:value-type="float" office:value="1748.444" calcext:value-type="float">
            <text:p>1748,444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27268" calcext:value-type="float">
            <text:p>2227268</text:p>
          </table:table-cell>
          <table:table-cell table:formula="of:=[.B47]/1000" office:value-type="float" office:value="2227.268" calcext:value-type="float">
            <text:p>2227,26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686187" calcext:value-type="float">
            <text:p>3686187</text:p>
          </table:table-cell>
          <table:table-cell table:formula="of:=[.B48]/1000" office:value-type="float" office:value="3686.187" calcext:value-type="float">
            <text:p>3686,18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8015735" calcext:value-type="float">
            <text:p>18015735</text:p>
          </table:table-cell>
          <table:table-cell table:formula="of:=[.B49]/1000" office:value-type="float" office:value="18015.735" calcext:value-type="float">
            <text:p>18015,735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122483" calcext:value-type="float">
            <text:p>10122483</text:p>
          </table:table-cell>
          <table:table-cell table:formula="of:=[.B50]/1000" office:value-type="float" office:value="10122.483" calcext:value-type="float">
            <text:p>10122,483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034266" calcext:value-type="float">
            <text:p>6034266</text:p>
          </table:table-cell>
          <table:table-cell table:formula="of:=[.B51]/1000" office:value-type="float" office:value="6034.266" calcext:value-type="float">
            <text:p>6034,266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373792" calcext:value-type="float">
            <text:p>6373792</text:p>
          </table:table-cell>
          <table:table-cell table:formula="of:=[.B52]/1000" office:value-type="float" office:value="6373.792" calcext:value-type="float">
            <text:p>6373,792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469178" calcext:value-type="float">
            <text:p>4469178</text:p>
          </table:table-cell>
          <table:table-cell table:formula="of:=[.B53]/1000" office:value-type="float" office:value="4469.178" calcext:value-type="float">
            <text:p>4469,178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820054" calcext:value-type="float">
            <text:p>8820054</text:p>
          </table:table-cell>
          <table:table-cell table:formula="of:=[.B54]/1000" office:value-type="float" office:value="8820.054" calcext:value-type="float">
            <text:p>8820,05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053813" calcext:value-type="float">
            <text:p>6053813</text:p>
          </table:table-cell>
          <table:table-cell table:formula="of:=[.B55]/1000" office:value-type="float" office:value="6053.813" calcext:value-type="float">
            <text:p>6053,813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1452376" calcext:value-type="float">
            <text:p>11452376</text:p>
          </table:table-cell>
          <table:table-cell table:formula="of:=[.B56]/1000" office:value-type="float" office:value="11452.376" calcext:value-type="float">
            <text:p>11452,37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073879" calcext:value-type="float">
            <text:p>7073879</text:p>
          </table:table-cell>
          <table:table-cell table:formula="of:=[.B57]/1000" office:value-type="float" office:value="7073.879" calcext:value-type="float">
            <text:p>7073,879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64761" calcext:value-type="float">
            <text:p>3264761</text:p>
          </table:table-cell>
          <table:table-cell table:formula="of:=[.B58]/1000" office:value-type="float" office:value="3264.761" calcext:value-type="float">
            <text:p>3264,761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346570" calcext:value-type="float">
            <text:p>9346570</text:p>
          </table:table-cell>
          <table:table-cell table:formula="of:=[.B59]/1000" office:value-type="float" office:value="9346.57" calcext:value-type="float">
            <text:p>9346,57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204995" calcext:value-type="float">
            <text:p>4204995</text:p>
          </table:table-cell>
          <table:table-cell table:formula="of:=[.B60]/1000" office:value-type="float" office:value="4204.995" calcext:value-type="float">
            <text:p>4204,995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790527" calcext:value-type="float">
            <text:p>8790527</text:p>
          </table:table-cell>
          <table:table-cell table:formula="of:=[.B61]/1000" office:value-type="float" office:value="8790.527" calcext:value-type="float">
            <text:p>8790,52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137471" calcext:value-type="float">
            <text:p>7137471</text:p>
          </table:table-cell>
          <table:table-cell table:formula="of:=[.B62]/1000" office:value-type="float" office:value="7137.471" calcext:value-type="float">
            <text:p>7137,47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627588" calcext:value-type="float">
            <text:p>6627588</text:p>
          </table:table-cell>
          <table:table-cell table:formula="of:=[.B63]/1000" office:value-type="float" office:value="6627.588" calcext:value-type="float">
            <text:p>6627,58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789258" calcext:value-type="float">
            <text:p>6789258</text:p>
          </table:table-cell>
          <table:table-cell table:formula="of:=[.B64]/1000" office:value-type="float" office:value="6789.258" calcext:value-type="float">
            <text:p>6789,258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664715" calcext:value-type="float">
            <text:p>4664715</text:p>
          </table:table-cell>
          <table:table-cell table:formula="of:=[.B65]/1000" office:value-type="float" office:value="4664.715" calcext:value-type="float">
            <text:p>4664,71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35799" calcext:value-type="float">
            <text:p>6535799</text:p>
          </table:table-cell>
          <table:table-cell table:formula="of:=[.B66]/1000" office:value-type="float" office:value="6535.799" calcext:value-type="float">
            <text:p>6535,799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001261" calcext:value-type="float">
            <text:p>5001261</text:p>
          </table:table-cell>
          <table:table-cell table:formula="of:=[.B67]/1000" office:value-type="float" office:value="5001.261" calcext:value-type="float">
            <text:p>5001,26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259196" calcext:value-type="float">
            <text:p>10259196</text:p>
          </table:table-cell>
          <table:table-cell table:formula="of:=[.B68]/1000" office:value-type="float" office:value="10259.196" calcext:value-type="float">
            <text:p>10259,19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167950" calcext:value-type="float">
            <text:p>3167950</text:p>
          </table:table-cell>
          <table:table-cell table:formula="of:=[.B69]/1000" office:value-type="float" office:value="3167.95" calcext:value-type="float">
            <text:p>3167,95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32351" calcext:value-type="float">
            <text:p>3032351</text:p>
          </table:table-cell>
          <table:table-cell table:formula="of:=[.B70]/1000" office:value-type="float" office:value="3032.351" calcext:value-type="float">
            <text:p>3032,35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20999" calcext:value-type="float">
            <text:p>1920999</text:p>
          </table:table-cell>
          <table:table-cell table:formula="of:=[.B71]/1000" office:value-type="float" office:value="1920.999" calcext:value-type="float">
            <text:p>1920,99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38803" calcext:value-type="float">
            <text:p>2038803</text:p>
          </table:table-cell>
          <table:table-cell table:formula="of:=[.B72]/1000" office:value-type="float" office:value="2038.803" calcext:value-type="float">
            <text:p>2038,803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08486" calcext:value-type="float">
            <text:p>1808486</text:p>
          </table:table-cell>
          <table:table-cell table:formula="of:=[.B73]/1000" office:value-type="float" office:value="1808.486" calcext:value-type="float">
            <text:p>1808,48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243986" calcext:value-type="float">
            <text:p>16243986</text:p>
          </table:table-cell>
          <table:table-cell table:formula="of:=[.B74]/1000" office:value-type="float" office:value="16243.986" calcext:value-type="float">
            <text:p>16243,98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51151" calcext:value-type="float">
            <text:p>2451151</text:p>
          </table:table-cell>
          <table:table-cell table:formula="of:=[.B75]/1000" office:value-type="float" office:value="2451.151" calcext:value-type="float">
            <text:p>2451,15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341732" calcext:value-type="float">
            <text:p>4341732</text:p>
          </table:table-cell>
          <table:table-cell table:formula="of:=[.B76]/1000" office:value-type="float" office:value="4341.732" calcext:value-type="float">
            <text:p>4341,73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450646" calcext:value-type="float">
            <text:p>5450646</text:p>
          </table:table-cell>
          <table:table-cell table:formula="of:=[.B77]/1000" office:value-type="float" office:value="5450.646" calcext:value-type="float">
            <text:p>5450,64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13623" calcext:value-type="float">
            <text:p>1913623</text:p>
          </table:table-cell>
          <table:table-cell table:formula="of:=[.B78]/1000" office:value-type="float" office:value="1913.623" calcext:value-type="float">
            <text:p>1913,62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539620" calcext:value-type="float">
            <text:p>3539620</text:p>
          </table:table-cell>
          <table:table-cell table:formula="of:=[.B79]/1000" office:value-type="float" office:value="3539.62" calcext:value-type="float">
            <text:p>3539,62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99994" calcext:value-type="float">
            <text:p>4199994</text:p>
          </table:table-cell>
          <table:table-cell table:formula="of:=[.B80]/1000" office:value-type="float" office:value="4199.994" calcext:value-type="float">
            <text:p>4199,9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69596" calcext:value-type="float">
            <text:p>1369596</text:p>
          </table:table-cell>
          <table:table-cell table:formula="of:=[.B81]/1000" office:value-type="float" office:value="1369.596" calcext:value-type="float">
            <text:p>1369,59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58834" calcext:value-type="float">
            <text:p>1358834</text:p>
          </table:table-cell>
          <table:table-cell table:formula="of:=[.B82]/1000" office:value-type="float" office:value="1358.834" calcext:value-type="float">
            <text:p>1358,83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62876" calcext:value-type="float">
            <text:p>1562876</text:p>
          </table:table-cell>
          <table:table-cell table:formula="of:=[.B83]/1000" office:value-type="float" office:value="1562.876" calcext:value-type="float">
            <text:p>1562,87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59864" calcext:value-type="float">
            <text:p>1559864</text:p>
          </table:table-cell>
          <table:table-cell table:formula="of:=[.B84]/1000" office:value-type="float" office:value="1559.864" calcext:value-type="float">
            <text:p>1559,86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66901" calcext:value-type="float">
            <text:p>1366901</text:p>
          </table:table-cell>
          <table:table-cell table:formula="of:=[.B85]/1000" office:value-type="float" office:value="1366.901" calcext:value-type="float">
            <text:p>1366,90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20103" calcext:value-type="float">
            <text:p>9420103</text:p>
          </table:table-cell>
          <table:table-cell table:formula="of:=[.B86]/1000" office:value-type="float" office:value="9420.103" calcext:value-type="float">
            <text:p>9420,10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35393" calcext:value-type="float">
            <text:p>3735393</text:p>
          </table:table-cell>
          <table:table-cell table:formula="of:=[.B87]/1000" office:value-type="float" office:value="3735.393" calcext:value-type="float">
            <text:p>3735,39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51049" calcext:value-type="float">
            <text:p>1251049</text:p>
          </table:table-cell>
          <table:table-cell table:formula="of:=[.B88]/1000" office:value-type="float" office:value="1251.049" calcext:value-type="float">
            <text:p>1251,04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58984" calcext:value-type="float">
            <text:p>1258984</text:p>
          </table:table-cell>
          <table:table-cell table:formula="of:=[.B89]/1000" office:value-type="float" office:value="1258.984" calcext:value-type="float">
            <text:p>1258,98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0602" calcext:value-type="float">
            <text:p>2000602</text:p>
          </table:table-cell>
          <table:table-cell table:formula="of:=[.B90]/1000" office:value-type="float" office:value="2000.602" calcext:value-type="float">
            <text:p>2000,60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91916" calcext:value-type="float">
            <text:p>1491916</text:p>
          </table:table-cell>
          <table:table-cell table:formula="of:=[.B91]/1000" office:value-type="float" office:value="1491.916" calcext:value-type="float">
            <text:p>1491,91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361058" calcext:value-type="float">
            <text:p>3361058</text:p>
          </table:table-cell>
          <table:table-cell table:formula="of:=[.B92]/1000" office:value-type="float" office:value="3361.058" calcext:value-type="float">
            <text:p>3361,058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09677" calcext:value-type="float">
            <text:p>6009677</text:p>
          </table:table-cell>
          <table:table-cell table:formula="of:=[.B93]/1000" office:value-type="float" office:value="6009.677" calcext:value-type="float">
            <text:p>6009,67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621049" calcext:value-type="float">
            <text:p>7621049</text:p>
          </table:table-cell>
          <table:table-cell table:formula="of:=[.B94]/1000" office:value-type="float" office:value="7621.049" calcext:value-type="float">
            <text:p>7621,049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726177" calcext:value-type="float">
            <text:p>6726177</text:p>
          </table:table-cell>
          <table:table-cell table:formula="of:=[.B95]/1000" office:value-type="float" office:value="6726.177" calcext:value-type="float">
            <text:p>6726,177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461751" calcext:value-type="float">
            <text:p>11461751</text:p>
          </table:table-cell>
          <table:table-cell table:formula="of:=[.B96]/1000" office:value-type="float" office:value="11461.751" calcext:value-type="float">
            <text:p>11461,751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978395" calcext:value-type="float">
            <text:p>11978395</text:p>
          </table:table-cell>
          <table:table-cell table:formula="of:=[.B97]/1000" office:value-type="float" office:value="11978.395" calcext:value-type="float">
            <text:p>11978,39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764749" calcext:value-type="float">
            <text:p>14764749</text:p>
          </table:table-cell>
          <table:table-cell table:formula="of:=[.B98]/1000" office:value-type="float" office:value="14764.749" calcext:value-type="float">
            <text:p>14764,749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360360" calcext:value-type="float">
            <text:p>6360360</text:p>
          </table:table-cell>
          <table:table-cell table:formula="of:=[.B99]/1000" office:value-type="float" office:value="6360.36" calcext:value-type="float">
            <text:p>6360,36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157286" calcext:value-type="float">
            <text:p>11157286</text:p>
          </table:table-cell>
          <table:table-cell table:formula="of:=[.B100]/1000" office:value-type="float" office:value="11157.286" calcext:value-type="float">
            <text:p>11157,2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040494" calcext:value-type="float">
            <text:p>9040494</text:p>
          </table:table-cell>
          <table:table-cell table:formula="of:=[.B101]/1000" office:value-type="float" office:value="9040.494" calcext:value-type="float">
            <text:p>9040,49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046099" calcext:value-type="float">
            <text:p>8046099</text:p>
          </table:table-cell>
          <table:table-cell table:formula="of:=[.B102]/1000" office:value-type="float" office:value="8046.099" calcext:value-type="float">
            <text:p>8046,099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823833" calcext:value-type="float">
            <text:p>7823833</text:p>
          </table:table-cell>
          <table:table-cell table:formula="of:=[.B103]/1000" office:value-type="float" office:value="7823.833" calcext:value-type="float">
            <text:p>7823,83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309068" calcext:value-type="float">
            <text:p>8309068</text:p>
          </table:table-cell>
          <table:table-cell table:formula="of:=[.B104]/1000" office:value-type="float" office:value="8309.068" calcext:value-type="float">
            <text:p>8309,068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903019" calcext:value-type="float">
            <text:p>8903019</text:p>
          </table:table-cell>
          <table:table-cell table:formula="of:=[.B105]/1000" office:value-type="float" office:value="8903.019" calcext:value-type="float">
            <text:p>8903,019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442806" calcext:value-type="float">
            <text:p>8442806</text:p>
          </table:table-cell>
          <table:table-cell table:formula="of:=[.B106]/1000" office:value-type="float" office:value="8442.806" calcext:value-type="float">
            <text:p>8442,80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472808" calcext:value-type="float">
            <text:p>7472808</text:p>
          </table:table-cell>
          <table:table-cell table:formula="of:=[.B107]/1000" office:value-type="float" office:value="7472.808" calcext:value-type="float">
            <text:p>7472,80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93498" calcext:value-type="float">
            <text:p>1693498</text:p>
          </table:table-cell>
          <table:table-cell table:formula="of:=[.B108]/1000" office:value-type="float" office:value="1693.498" calcext:value-type="float">
            <text:p>1693,498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61556" calcext:value-type="float">
            <text:p>2061556</text:p>
          </table:table-cell>
          <table:table-cell table:formula="of:=[.B109]/1000" office:value-type="float" office:value="2061.556" calcext:value-type="float">
            <text:p>2061,556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591097" calcext:value-type="float">
            <text:p>6591097</text:p>
          </table:table-cell>
          <table:table-cell table:formula="of:=[.B110]/1000" office:value-type="float" office:value="6591.097" calcext:value-type="float">
            <text:p>6591,097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779932" calcext:value-type="float">
            <text:p>4779932</text:p>
          </table:table-cell>
          <table:table-cell table:formula="of:=[.B111]/1000" office:value-type="float" office:value="4779.932" calcext:value-type="float">
            <text:p>4779,932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236825" calcext:value-type="float">
            <text:p>5236825</text:p>
          </table:table-cell>
          <table:table-cell table:formula="of:=[.B112]/1000" office:value-type="float" office:value="5236.825" calcext:value-type="float">
            <text:p>5236,825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405105" calcext:value-type="float">
            <text:p>6405105</text:p>
          </table:table-cell>
          <table:table-cell table:formula="of:=[.B113]/1000" office:value-type="float" office:value="6405.105" calcext:value-type="float">
            <text:p>6405,105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087941" calcext:value-type="float">
            <text:p>6087941</text:p>
          </table:table-cell>
          <table:table-cell table:formula="of:=[.B114]/1000" office:value-type="float" office:value="6087.941" calcext:value-type="float">
            <text:p>6087,941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131613" calcext:value-type="float">
            <text:p>8131613</text:p>
          </table:table-cell>
          <table:table-cell table:formula="of:=[.B115]/1000" office:value-type="float" office:value="8131.613" calcext:value-type="float">
            <text:p>8131,613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475990" calcext:value-type="float">
            <text:p>10475990</text:p>
          </table:table-cell>
          <table:table-cell table:formula="of:=[.B116]/1000" office:value-type="float" office:value="10475.99" calcext:value-type="float">
            <text:p>10475,99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064682" calcext:value-type="float">
            <text:p>7064682</text:p>
          </table:table-cell>
          <table:table-cell table:formula="of:=[.B117]/1000" office:value-type="float" office:value="7064.682" calcext:value-type="float">
            <text:p>7064,68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906094" calcext:value-type="float">
            <text:p>8906094</text:p>
          </table:table-cell>
          <table:table-cell table:formula="of:=[.B118]/1000" office:value-type="float" office:value="8906.094" calcext:value-type="float">
            <text:p>8906,09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622831" calcext:value-type="float">
            <text:p>6622831</text:p>
          </table:table-cell>
          <table:table-cell table:formula="of:=[.B119]/1000" office:value-type="float" office:value="6622.831" calcext:value-type="float">
            <text:p>6622,83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964920" calcext:value-type="float">
            <text:p>6964920</text:p>
          </table:table-cell>
          <table:table-cell table:formula="of:=[.B120]/1000" office:value-type="float" office:value="6964.92" calcext:value-type="float">
            <text:p>6964,9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093562" calcext:value-type="float">
            <text:p>7093562</text:p>
          </table:table-cell>
          <table:table-cell table:formula="of:=[.B121]/1000" office:value-type="float" office:value="7093.562" calcext:value-type="float">
            <text:p>7093,56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877721" calcext:value-type="float">
            <text:p>7877721</text:p>
          </table:table-cell>
          <table:table-cell table:formula="of:=[.B122]/1000" office:value-type="float" office:value="7877.721" calcext:value-type="float">
            <text:p>7877,72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341630" calcext:value-type="float">
            <text:p>4341630</text:p>
          </table:table-cell>
          <table:table-cell table:formula="of:=[.B123]/1000" office:value-type="float" office:value="4341.63" calcext:value-type="float">
            <text:p>4341,63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658327" calcext:value-type="float">
            <text:p>5658327</text:p>
          </table:table-cell>
          <table:table-cell table:formula="of:=[.B124]/1000" office:value-type="float" office:value="5658.327" calcext:value-type="float">
            <text:p>5658,327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693873" calcext:value-type="float">
            <text:p>5693873</text:p>
          </table:table-cell>
          <table:table-cell table:formula="of:=[.B125]/1000" office:value-type="float" office:value="5693.873" calcext:value-type="float">
            <text:p>5693,87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175920" calcext:value-type="float">
            <text:p>7175920</text:p>
          </table:table-cell>
          <table:table-cell table:formula="of:=[.B126]/1000" office:value-type="float" office:value="7175.92" calcext:value-type="float">
            <text:p>7175,92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93488" calcext:value-type="float">
            <text:p>2293488</text:p>
          </table:table-cell>
          <table:table-cell table:formula="of:=[.B127]/1000" office:value-type="float" office:value="2293.488" calcext:value-type="float">
            <text:p>2293,488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27726" calcext:value-type="float">
            <text:p>1927726</text:p>
          </table:table-cell>
          <table:table-cell table:formula="of:=[.B128]/1000" office:value-type="float" office:value="1927.726" calcext:value-type="float">
            <text:p>1927,72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93067" calcext:value-type="float">
            <text:p>1893067</text:p>
          </table:table-cell>
          <table:table-cell table:formula="of:=[.B129]/1000" office:value-type="float" office:value="1893.067" calcext:value-type="float">
            <text:p>1893,067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32939" calcext:value-type="float">
            <text:p>3932939</text:p>
          </table:table-cell>
          <table:table-cell table:formula="of:=[.B130]/1000" office:value-type="float" office:value="3932.939" calcext:value-type="float">
            <text:p>3932,93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04208" calcext:value-type="float">
            <text:p>2604208</text:p>
          </table:table-cell>
          <table:table-cell table:formula="of:=[.B131]/1000" office:value-type="float" office:value="2604.208" calcext:value-type="float">
            <text:p>2604,20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09666" calcext:value-type="float">
            <text:p>2509666</text:p>
          </table:table-cell>
          <table:table-cell table:formula="of:=[.B132]/1000" office:value-type="float" office:value="2509.666" calcext:value-type="float">
            <text:p>2509,66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58101" calcext:value-type="float">
            <text:p>2758101</text:p>
          </table:table-cell>
          <table:table-cell table:formula="of:=[.B133]/1000" office:value-type="float" office:value="2758.101" calcext:value-type="float">
            <text:p>2758,10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3494498" calcext:value-type="float">
            <text:p>13494498</text:p>
          </table:table-cell>
          <table:table-cell table:formula="of:=[.B134]/1000" office:value-type="float" office:value="13494.498" calcext:value-type="float">
            <text:p>13494,49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915647" calcext:value-type="float">
            <text:p>7915647</text:p>
          </table:table-cell>
          <table:table-cell table:formula="of:=[.B135]/1000" office:value-type="float" office:value="7915.647" calcext:value-type="float">
            <text:p>7915,647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1854198" calcext:value-type="float">
            <text:p>11854198</text:p>
          </table:table-cell>
          <table:table-cell table:formula="of:=[.B136]/1000" office:value-type="float" office:value="11854.198" calcext:value-type="float">
            <text:p>11854,198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325210" calcext:value-type="float">
            <text:p>9325210</text:p>
          </table:table-cell>
          <table:table-cell table:formula="of:=[.B137]/1000" office:value-type="float" office:value="9325.21" calcext:value-type="float">
            <text:p>9325,2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192022" calcext:value-type="float">
            <text:p>10192022</text:p>
          </table:table-cell>
          <table:table-cell table:formula="of:=[.B138]/1000" office:value-type="float" office:value="10192.022" calcext:value-type="float">
            <text:p>10192,022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37447" calcext:value-type="float">
            <text:p>5737447</text:p>
          </table:table-cell>
          <table:table-cell table:formula="of:=[.B139]/1000" office:value-type="float" office:value="5737.447" calcext:value-type="float">
            <text:p>5737,447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388751" calcext:value-type="float">
            <text:p>3388751</text:p>
          </table:table-cell>
          <table:table-cell table:formula="of:=[.B140]/1000" office:value-type="float" office:value="3388.751" calcext:value-type="float">
            <text:p>3388,75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095733" calcext:value-type="float">
            <text:p>3095733</text:p>
          </table:table-cell>
          <table:table-cell table:formula="of:=[.B141]/1000" office:value-type="float" office:value="3095.733" calcext:value-type="float">
            <text:p>3095,733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92868" calcext:value-type="float">
            <text:p>2992868</text:p>
          </table:table-cell>
          <table:table-cell table:formula="of:=[.B142]/1000" office:value-type="float" office:value="2992.868" calcext:value-type="float">
            <text:p>2992,868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52901" calcext:value-type="float">
            <text:p>2552901</text:p>
          </table:table-cell>
          <table:table-cell table:formula="of:=[.B143]/1000" office:value-type="float" office:value="2552.901" calcext:value-type="float">
            <text:p>2552,901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37784" calcext:value-type="float">
            <text:p>4437784</text:p>
          </table:table-cell>
          <table:table-cell table:formula="of:=[.B144]/1000" office:value-type="float" office:value="4437.784" calcext:value-type="float">
            <text:p>4437,784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094819" calcext:value-type="float">
            <text:p>4094819</text:p>
          </table:table-cell>
          <table:table-cell table:formula="of:=[.B145]/1000" office:value-type="float" office:value="4094.819" calcext:value-type="float">
            <text:p>4094,819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65012" calcext:value-type="float">
            <text:p>2265012</text:p>
          </table:table-cell>
          <table:table-cell table:formula="of:=[.B146]/1000" office:value-type="float" office:value="2265.012" calcext:value-type="float">
            <text:p>2265,01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414605" calcext:value-type="float">
            <text:p>8414605</text:p>
          </table:table-cell>
          <table:table-cell table:formula="of:=[.B147]/1000" office:value-type="float" office:value="8414.605" calcext:value-type="float">
            <text:p>8414,605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13680" calcext:value-type="float">
            <text:p>4813680</text:p>
          </table:table-cell>
          <table:table-cell table:formula="of:=[.B148]/1000" office:value-type="float" office:value="4813.68" calcext:value-type="float">
            <text:p>4813,68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48144" calcext:value-type="float">
            <text:p>2148144</text:p>
          </table:table-cell>
          <table:table-cell table:formula="of:=[.B149]/1000" office:value-type="float" office:value="2148.144" calcext:value-type="float">
            <text:p>2148,144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92818" calcext:value-type="float">
            <text:p>2292818</text:p>
          </table:table-cell>
          <table:table-cell table:formula="of:=[.B150]/1000" office:value-type="float" office:value="2292.818" calcext:value-type="float">
            <text:p>2292,818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89202" calcext:value-type="float">
            <text:p>2189202</text:p>
          </table:table-cell>
          <table:table-cell table:formula="of:=[.B151]/1000" office:value-type="float" office:value="2189.202" calcext:value-type="float">
            <text:p>2189,202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96242" calcext:value-type="float">
            <text:p>2196242</text:p>
          </table:table-cell>
          <table:table-cell table:formula="of:=[.B152]/1000" office:value-type="float" office:value="2196.242" calcext:value-type="float">
            <text:p>2196,242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75924" calcext:value-type="float">
            <text:p>2275924</text:p>
          </table:table-cell>
          <table:table-cell table:formula="of:=[.B153]/1000" office:value-type="float" office:value="2275.924" calcext:value-type="float">
            <text:p>2275,924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53426" calcext:value-type="float">
            <text:p>3653426</text:p>
          </table:table-cell>
          <table:table-cell table:formula="of:=[.B154]/1000" office:value-type="float" office:value="3653.426" calcext:value-type="float">
            <text:p>3653,42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18222" calcext:value-type="float">
            <text:p>3818222</text:p>
          </table:table-cell>
          <table:table-cell table:formula="of:=[.B155]/1000" office:value-type="float" office:value="3818.222" calcext:value-type="float">
            <text:p>3818,222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63505" calcext:value-type="float">
            <text:p>1863505</text:p>
          </table:table-cell>
          <table:table-cell table:formula="of:=[.B156]/1000" office:value-type="float" office:value="1863.505" calcext:value-type="float">
            <text:p>1863,505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317063" calcext:value-type="float">
            <text:p>3317063</text:p>
          </table:table-cell>
          <table:table-cell table:formula="of:=[.B157]/1000" office:value-type="float" office:value="3317.063" calcext:value-type="float">
            <text:p>3317,063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109947" calcext:value-type="float">
            <text:p>3109947</text:p>
          </table:table-cell>
          <table:table-cell table:formula="of:=[.B158]/1000" office:value-type="float" office:value="3109.947" calcext:value-type="float">
            <text:p>3109,947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19867" calcext:value-type="float">
            <text:p>11519867</text:p>
          </table:table-cell>
          <table:table-cell table:formula="of:=[.B159]/1000" office:value-type="float" office:value="11519.867" calcext:value-type="float">
            <text:p>11519,867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764738" calcext:value-type="float">
            <text:p>3764738</text:p>
          </table:table-cell>
          <table:table-cell table:formula="of:=[.B160]/1000" office:value-type="float" office:value="3764.738" calcext:value-type="float">
            <text:p>3764,738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977131" calcext:value-type="float">
            <text:p>4977131</text:p>
          </table:table-cell>
          <table:table-cell table:formula="of:=[.B161]/1000" office:value-type="float" office:value="4977.131" calcext:value-type="float">
            <text:p>4977,13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857648" calcext:value-type="float">
            <text:p>5857648</text:p>
          </table:table-cell>
          <table:table-cell table:formula="of:=[.B162]/1000" office:value-type="float" office:value="5857.648" calcext:value-type="float">
            <text:p>5857,64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278627" calcext:value-type="float">
            <text:p>8278627</text:p>
          </table:table-cell>
          <table:table-cell table:formula="of:=[.B163]/1000" office:value-type="float" office:value="8278.627" calcext:value-type="float">
            <text:p>8278,62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144951" calcext:value-type="float">
            <text:p>6144951</text:p>
          </table:table-cell>
          <table:table-cell table:formula="of:=[.B164]/1000" office:value-type="float" office:value="6144.951" calcext:value-type="float">
            <text:p>6144,95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603486" calcext:value-type="float">
            <text:p>3603486</text:p>
          </table:table-cell>
          <table:table-cell table:formula="of:=[.B165]/1000" office:value-type="float" office:value="3603.486" calcext:value-type="float">
            <text:p>3603,486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373419" calcext:value-type="float">
            <text:p>7373419</text:p>
          </table:table-cell>
          <table:table-cell table:formula="of:=[.B166]/1000" office:value-type="float" office:value="7373.419" calcext:value-type="float">
            <text:p>7373,41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00554" calcext:value-type="float">
            <text:p>4200554</text:p>
          </table:table-cell>
          <table:table-cell table:formula="of:=[.B167]/1000" office:value-type="float" office:value="4200.554" calcext:value-type="float">
            <text:p>4200,554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535639" calcext:value-type="float">
            <text:p>3535639</text:p>
          </table:table-cell>
          <table:table-cell table:formula="of:=[.B168]/1000" office:value-type="float" office:value="3535.639" calcext:value-type="float">
            <text:p>3535,639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362973" calcext:value-type="float">
            <text:p>3362973</text:p>
          </table:table-cell>
          <table:table-cell table:formula="of:=[.B169]/1000" office:value-type="float" office:value="3362.973" calcext:value-type="float">
            <text:p>3362,97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339717" calcext:value-type="float">
            <text:p>5339717</text:p>
          </table:table-cell>
          <table:table-cell table:formula="of:=[.B170]/1000" office:value-type="float" office:value="5339.717" calcext:value-type="float">
            <text:p>5339,717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746958" calcext:value-type="float">
            <text:p>4746958</text:p>
          </table:table-cell>
          <table:table-cell table:formula="of:=[.B171]/1000" office:value-type="float" office:value="4746.958" calcext:value-type="float">
            <text:p>4746,95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488420" calcext:value-type="float">
            <text:p>9488420</text:p>
          </table:table-cell>
          <table:table-cell table:formula="of:=[.B172]/1000" office:value-type="float" office:value="9488.42" calcext:value-type="float">
            <text:p>9488,42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391950" calcext:value-type="float">
            <text:p>3391950</text:p>
          </table:table-cell>
          <table:table-cell table:formula="of:=[.B173]/1000" office:value-type="float" office:value="3391.95" calcext:value-type="float">
            <text:p>3391,95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034689" calcext:value-type="float">
            <text:p>5034689</text:p>
          </table:table-cell>
          <table:table-cell table:formula="of:=[.B174]/1000" office:value-type="float" office:value="5034.689" calcext:value-type="float">
            <text:p>5034,689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661147" calcext:value-type="float">
            <text:p>3661147</text:p>
          </table:table-cell>
          <table:table-cell table:formula="of:=[.B175]/1000" office:value-type="float" office:value="3661.147" calcext:value-type="float">
            <text:p>3661,14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268172" calcext:value-type="float">
            <text:p>3268172</text:p>
          </table:table-cell>
          <table:table-cell table:formula="of:=[.B176]/1000" office:value-type="float" office:value="3268.172" calcext:value-type="float">
            <text:p>3268,172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139791" calcext:value-type="float">
            <text:p>3139791</text:p>
          </table:table-cell>
          <table:table-cell table:formula="of:=[.B177]/1000" office:value-type="float" office:value="3139.791" calcext:value-type="float">
            <text:p>3139,79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322111" calcext:value-type="float">
            <text:p>3322111</text:p>
          </table:table-cell>
          <table:table-cell table:formula="of:=[.B178]/1000" office:value-type="float" office:value="3322.111" calcext:value-type="float">
            <text:p>3322,11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379900" calcext:value-type="float">
            <text:p>3379900</text:p>
          </table:table-cell>
          <table:table-cell table:formula="of:=[.B179]/1000" office:value-type="float" office:value="3379.9" calcext:value-type="float">
            <text:p>3379,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02457" calcext:value-type="float">
            <text:p>2802457</text:p>
          </table:table-cell>
          <table:table-cell table:formula="of:=[.B180]/1000" office:value-type="float" office:value="2802.457" calcext:value-type="float">
            <text:p>2802,45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479619" calcext:value-type="float">
            <text:p>3479619</text:p>
          </table:table-cell>
          <table:table-cell table:formula="of:=[.B181]/1000" office:value-type="float" office:value="3479.619" calcext:value-type="float">
            <text:p>3479,619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416697" calcext:value-type="float">
            <text:p>4416697</text:p>
          </table:table-cell>
          <table:table-cell table:formula="of:=[.B182]/1000" office:value-type="float" office:value="4416.697" calcext:value-type="float">
            <text:p>4416,69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358663" calcext:value-type="float">
            <text:p>11358663</text:p>
          </table:table-cell>
          <table:table-cell table:formula="of:=[.B183]/1000" office:value-type="float" office:value="11358.663" calcext:value-type="float">
            <text:p>11358,663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444190" calcext:value-type="float">
            <text:p>5444190</text:p>
          </table:table-cell>
          <table:table-cell table:formula="of:=[.B184]/1000" office:value-type="float" office:value="5444.19" calcext:value-type="float">
            <text:p>5444,19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623817" calcext:value-type="float">
            <text:p>8623817</text:p>
          </table:table-cell>
          <table:table-cell table:formula="of:=[.B185]/1000" office:value-type="float" office:value="8623.817" calcext:value-type="float">
            <text:p>8623,817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75423" calcext:value-type="float">
            <text:p>1975423</text:p>
          </table:table-cell>
          <table:table-cell table:formula="of:=[.B186]/1000" office:value-type="float" office:value="1975.423" calcext:value-type="float">
            <text:p>1975,423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21128" calcext:value-type="float">
            <text:p>1821128</text:p>
          </table:table-cell>
          <table:table-cell table:formula="of:=[.B187]/1000" office:value-type="float" office:value="1821.128" calcext:value-type="float">
            <text:p>1821,12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11220" calcext:value-type="float">
            <text:p>2211220</text:p>
          </table:table-cell>
          <table:table-cell table:formula="of:=[.B188]/1000" office:value-type="float" office:value="2211.22" calcext:value-type="float">
            <text:p>2211,22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79763" calcext:value-type="float">
            <text:p>2779763</text:p>
          </table:table-cell>
          <table:table-cell table:formula="of:=[.B189]/1000" office:value-type="float" office:value="2779.763" calcext:value-type="float">
            <text:p>2779,76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39677" calcext:value-type="float">
            <text:p>1839677</text:p>
          </table:table-cell>
          <table:table-cell table:formula="of:=[.B190]/1000" office:value-type="float" office:value="1839.677" calcext:value-type="float">
            <text:p>1839,677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94950" calcext:value-type="float">
            <text:p>2294950</text:p>
          </table:table-cell>
          <table:table-cell table:formula="of:=[.B191]/1000" office:value-type="float" office:value="2294.95" calcext:value-type="float">
            <text:p>2294,95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460628" calcext:value-type="float">
            <text:p>4460628</text:p>
          </table:table-cell>
          <table:table-cell table:formula="of:=[.B192]/1000" office:value-type="float" office:value="4460.628" calcext:value-type="float">
            <text:p>4460,62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29444" calcext:value-type="float">
            <text:p>4629444</text:p>
          </table:table-cell>
          <table:table-cell table:formula="of:=[.B193]/1000" office:value-type="float" office:value="4629.444" calcext:value-type="float">
            <text:p>4629,444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929674" calcext:value-type="float">
            <text:p>5929674</text:p>
          </table:table-cell>
          <table:table-cell table:formula="of:=[.B194]/1000" office:value-type="float" office:value="5929.674" calcext:value-type="float">
            <text:p>5929,674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560206" calcext:value-type="float">
            <text:p>13560206</text:p>
          </table:table-cell>
          <table:table-cell table:formula="of:=[.B195]/1000" office:value-type="float" office:value="13560.206" calcext:value-type="float">
            <text:p>13560,20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860769" calcext:value-type="float">
            <text:p>4860769</text:p>
          </table:table-cell>
          <table:table-cell table:formula="of:=[.B196]/1000" office:value-type="float" office:value="4860.769" calcext:value-type="float">
            <text:p>4860,769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441171" calcext:value-type="float">
            <text:p>3441171</text:p>
          </table:table-cell>
          <table:table-cell table:formula="of:=[.B197]/1000" office:value-type="float" office:value="3441.171" calcext:value-type="float">
            <text:p>3441,17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7363" calcext:value-type="float">
            <text:p>3097363</text:p>
          </table:table-cell>
          <table:table-cell table:formula="of:=[.B198]/1000" office:value-type="float" office:value="3097.363" calcext:value-type="float">
            <text:p>3097,36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064322" calcext:value-type="float">
            <text:p>4064322</text:p>
          </table:table-cell>
          <table:table-cell table:formula="of:=[.B199]/1000" office:value-type="float" office:value="4064.322" calcext:value-type="float">
            <text:p>4064,322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410285" calcext:value-type="float">
            <text:p>4410285</text:p>
          </table:table-cell>
          <table:table-cell table:formula="of:=[.B200]/1000" office:value-type="float" office:value="4410.285" calcext:value-type="float">
            <text:p>4410,285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075843" calcext:value-type="float">
            <text:p>5075843</text:p>
          </table:table-cell>
          <table:table-cell table:formula="of:=[.B201]/1000" office:value-type="float" office:value="5075.843" calcext:value-type="float">
            <text:p>5075,843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804791" calcext:value-type="float">
            <text:p>6804791</text:p>
          </table:table-cell>
          <table:table-cell table:formula="of:=[.B202]/1000" office:value-type="float" office:value="6804.791" calcext:value-type="float">
            <text:p>6804,79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536913" calcext:value-type="float">
            <text:p>7536913</text:p>
          </table:table-cell>
          <table:table-cell table:formula="of:=[.B203]/1000" office:value-type="float" office:value="7536.913" calcext:value-type="float">
            <text:p>7536,913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313093" calcext:value-type="float">
            <text:p>9313093</text:p>
          </table:table-cell>
          <table:table-cell table:formula="of:=[.B204]/1000" office:value-type="float" office:value="9313.093" calcext:value-type="float">
            <text:p>9313,09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839093" calcext:value-type="float">
            <text:p>7839093</text:p>
          </table:table-cell>
          <table:table-cell table:formula="of:=[.B205]/1000" office:value-type="float" office:value="7839.093" calcext:value-type="float">
            <text:p>7839,093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752518" calcext:value-type="float">
            <text:p>8752518</text:p>
          </table:table-cell>
          <table:table-cell table:formula="of:=[.B206]/1000" office:value-type="float" office:value="8752.518" calcext:value-type="float">
            <text:p>8752,518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948039" calcext:value-type="float">
            <text:p>13948039</text:p>
          </table:table-cell>
          <table:table-cell table:formula="of:=[.B207]/1000" office:value-type="float" office:value="13948.039" calcext:value-type="float">
            <text:p>13948,039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86079" calcext:value-type="float">
            <text:p>4186079</text:p>
          </table:table-cell>
          <table:table-cell table:formula="of:=[.B208]/1000" office:value-type="float" office:value="4186.079" calcext:value-type="float">
            <text:p>4186,079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023789" calcext:value-type="float">
            <text:p>4023789</text:p>
          </table:table-cell>
          <table:table-cell table:formula="of:=[.B209]/1000" office:value-type="float" office:value="4023.789" calcext:value-type="float">
            <text:p>4023,789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267579" calcext:value-type="float">
            <text:p>5267579</text:p>
          </table:table-cell>
          <table:table-cell table:formula="of:=[.B210]/1000" office:value-type="float" office:value="5267.579" calcext:value-type="float">
            <text:p>5267,579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016583" calcext:value-type="float">
            <text:p>4016583</text:p>
          </table:table-cell>
          <table:table-cell table:formula="of:=[.B211]/1000" office:value-type="float" office:value="4016.583" calcext:value-type="float">
            <text:p>4016,583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17460" calcext:value-type="float">
            <text:p>4617460</text:p>
          </table:table-cell>
          <table:table-cell table:formula="of:=[.B212]/1000" office:value-type="float" office:value="4617.46" calcext:value-type="float">
            <text:p>4617,4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088030" calcext:value-type="float">
            <text:p>4088030</text:p>
          </table:table-cell>
          <table:table-cell table:formula="of:=[.B213]/1000" office:value-type="float" office:value="4088.03" calcext:value-type="float">
            <text:p>4088,03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696397" calcext:value-type="float">
            <text:p>5696397</text:p>
          </table:table-cell>
          <table:table-cell table:formula="of:=[.B214]/1000" office:value-type="float" office:value="5696.397" calcext:value-type="float">
            <text:p>5696,397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166838" calcext:value-type="float">
            <text:p>7166838</text:p>
          </table:table-cell>
          <table:table-cell table:formula="of:=[.B215]/1000" office:value-type="float" office:value="7166.838" calcext:value-type="float">
            <text:p>7166,838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460668" calcext:value-type="float">
            <text:p>9460668</text:p>
          </table:table-cell>
          <table:table-cell table:formula="of:=[.B216]/1000" office:value-type="float" office:value="9460.668" calcext:value-type="float">
            <text:p>9460,668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362040" calcext:value-type="float">
            <text:p>7362040</text:p>
          </table:table-cell>
          <table:table-cell table:formula="of:=[.B217]/1000" office:value-type="float" office:value="7362.04" calcext:value-type="float">
            <text:p>7362,04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884114" calcext:value-type="float">
            <text:p>5884114</text:p>
          </table:table-cell>
          <table:table-cell table:formula="of:=[.B218]/1000" office:value-type="float" office:value="5884.114" calcext:value-type="float">
            <text:p>5884,11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225906" calcext:value-type="float">
            <text:p>7225906</text:p>
          </table:table-cell>
          <table:table-cell table:formula="of:=[.B219]/1000" office:value-type="float" office:value="7225.906" calcext:value-type="float">
            <text:p>7225,906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68155" calcext:value-type="float">
            <text:p>2568155</text:p>
          </table:table-cell>
          <table:table-cell table:formula="of:=[.B220]/1000" office:value-type="float" office:value="2568.155" calcext:value-type="float">
            <text:p>2568,155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91789" calcext:value-type="float">
            <text:p>2591789</text:p>
          </table:table-cell>
          <table:table-cell table:formula="of:=[.B221]/1000" office:value-type="float" office:value="2591.789" calcext:value-type="float">
            <text:p>2591,789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23085" calcext:value-type="float">
            <text:p>3723085</text:p>
          </table:table-cell>
          <table:table-cell table:formula="of:=[.B222]/1000" office:value-type="float" office:value="3723.085" calcext:value-type="float">
            <text:p>3723,0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187339" calcext:value-type="float">
            <text:p>5187339</text:p>
          </table:table-cell>
          <table:table-cell table:formula="of:=[.B223]/1000" office:value-type="float" office:value="5187.339" calcext:value-type="float">
            <text:p>5187,339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945618" calcext:value-type="float">
            <text:p>6945618</text:p>
          </table:table-cell>
          <table:table-cell table:formula="of:=[.B224]/1000" office:value-type="float" office:value="6945.618" calcext:value-type="float">
            <text:p>6945,618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850151" calcext:value-type="float">
            <text:p>7850151</text:p>
          </table:table-cell>
          <table:table-cell table:formula="of:=[.B225]/1000" office:value-type="float" office:value="7850.151" calcext:value-type="float">
            <text:p>7850,15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500759" calcext:value-type="float">
            <text:p>8500759</text:p>
          </table:table-cell>
          <table:table-cell table:formula="of:=[.B226]/1000" office:value-type="float" office:value="8500.759" calcext:value-type="float">
            <text:p>8500,759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625910" calcext:value-type="float">
            <text:p>9625910</text:p>
          </table:table-cell>
          <table:table-cell table:formula="of:=[.B227]/1000" office:value-type="float" office:value="9625.91" calcext:value-type="float">
            <text:p>9625,9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102623" calcext:value-type="float">
            <text:p>9102623</text:p>
          </table:table-cell>
          <table:table-cell table:formula="of:=[.B228]/1000" office:value-type="float" office:value="9102.623" calcext:value-type="float">
            <text:p>9102,623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293194" calcext:value-type="float">
            <text:p>6293194</text:p>
          </table:table-cell>
          <table:table-cell table:formula="of:=[.B229]/1000" office:value-type="float" office:value="6293.194" calcext:value-type="float">
            <text:p>6293,19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16866" calcext:value-type="float">
            <text:p>2816866</text:p>
          </table:table-cell>
          <table:table-cell table:formula="of:=[.B230]/1000" office:value-type="float" office:value="2816.866" calcext:value-type="float">
            <text:p>2816,86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813159" calcext:value-type="float">
            <text:p>6813159</text:p>
          </table:table-cell>
          <table:table-cell table:formula="of:=[.B231]/1000" office:value-type="float" office:value="6813.159" calcext:value-type="float">
            <text:p>6813,15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354808" calcext:value-type="float">
            <text:p>6354808</text:p>
          </table:table-cell>
          <table:table-cell table:formula="of:=[.B232]/1000" office:value-type="float" office:value="6354.808" calcext:value-type="float">
            <text:p>6354,808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95818" calcext:value-type="float">
            <text:p>2395818</text:p>
          </table:table-cell>
          <table:table-cell table:formula="of:=[.B233]/1000" office:value-type="float" office:value="2395.818" calcext:value-type="float">
            <text:p>2395,818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08493" calcext:value-type="float">
            <text:p>3908493</text:p>
          </table:table-cell>
          <table:table-cell table:formula="of:=[.B234]/1000" office:value-type="float" office:value="3908.493" calcext:value-type="float">
            <text:p>3908,49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622324" calcext:value-type="float">
            <text:p>4622324</text:p>
          </table:table-cell>
          <table:table-cell table:formula="of:=[.B235]/1000" office:value-type="float" office:value="4622.324" calcext:value-type="float">
            <text:p>4622,32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98204" calcext:value-type="float">
            <text:p>4898204</text:p>
          </table:table-cell>
          <table:table-cell table:formula="of:=[.B236]/1000" office:value-type="float" office:value="4898.204" calcext:value-type="float">
            <text:p>4898,204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352198" calcext:value-type="float">
            <text:p>7352198</text:p>
          </table:table-cell>
          <table:table-cell table:formula="of:=[.B237]/1000" office:value-type="float" office:value="7352.198" calcext:value-type="float">
            <text:p>7352,198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228426" calcext:value-type="float">
            <text:p>5228426</text:p>
          </table:table-cell>
          <table:table-cell table:formula="of:=[.B238]/1000" office:value-type="float" office:value="5228.426" calcext:value-type="float">
            <text:p>5228,42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07101" calcext:value-type="float">
            <text:p>4807101</text:p>
          </table:table-cell>
          <table:table-cell table:formula="of:=[.B239]/1000" office:value-type="float" office:value="4807.101" calcext:value-type="float">
            <text:p>4807,10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02944" calcext:value-type="float">
            <text:p>1902944</text:p>
          </table:table-cell>
          <table:table-cell table:formula="of:=[.B240]/1000" office:value-type="float" office:value="1902.944" calcext:value-type="float">
            <text:p>1902,94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78231" calcext:value-type="float">
            <text:p>2578231</text:p>
          </table:table-cell>
          <table:table-cell table:formula="of:=[.B241]/1000" office:value-type="float" office:value="2578.231" calcext:value-type="float">
            <text:p>2578,23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248545" calcext:value-type="float">
            <text:p>3248545</text:p>
          </table:table-cell>
          <table:table-cell table:formula="of:=[.B242]/1000" office:value-type="float" office:value="3248.545" calcext:value-type="float">
            <text:p>3248,545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543313" calcext:value-type="float">
            <text:p>12543313</text:p>
          </table:table-cell>
          <table:table-cell table:formula="of:=[.B243]/1000" office:value-type="float" office:value="12543.313" calcext:value-type="float">
            <text:p>12543,31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956292" calcext:value-type="float">
            <text:p>5956292</text:p>
          </table:table-cell>
          <table:table-cell table:formula="of:=[.B244]/1000" office:value-type="float" office:value="5956.292" calcext:value-type="float">
            <text:p>5956,292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46595" calcext:value-type="float">
            <text:p>4246595</text:p>
          </table:table-cell>
          <table:table-cell table:formula="of:=[.B245]/1000" office:value-type="float" office:value="4246.595" calcext:value-type="float">
            <text:p>4246,59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01696" calcext:value-type="float">
            <text:p>4001696</text:p>
          </table:table-cell>
          <table:table-cell table:formula="of:=[.B246]/1000" office:value-type="float" office:value="4001.696" calcext:value-type="float">
            <text:p>4001,6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26183" calcext:value-type="float">
            <text:p>2626183</text:p>
          </table:table-cell>
          <table:table-cell table:formula="of:=[.B247]/1000" office:value-type="float" office:value="2626.183" calcext:value-type="float">
            <text:p>2626,18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78504" calcext:value-type="float">
            <text:p>4078504</text:p>
          </table:table-cell>
          <table:table-cell table:formula="of:=[.B248]/1000" office:value-type="float" office:value="4078.504" calcext:value-type="float">
            <text:p>4078,50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69850" calcext:value-type="float">
            <text:p>3669850</text:p>
          </table:table-cell>
          <table:table-cell table:formula="of:=[.B249]/1000" office:value-type="float" office:value="3669.85" calcext:value-type="float">
            <text:p>3669,8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8674" calcext:value-type="float">
            <text:p>778674</text:p>
          </table:table-cell>
          <table:table-cell table:formula="of:=[.B250]/1000" office:value-type="float" office:value="778.674" calcext:value-type="float">
            <text:p>778,67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4594" calcext:value-type="float">
            <text:p>704594</text:p>
          </table:table-cell>
          <table:table-cell table:formula="of:=[.B251]/1000" office:value-type="float" office:value="704.594" calcext:value-type="float">
            <text:p>704,59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1893" calcext:value-type="float">
            <text:p>631893</text:p>
          </table:table-cell>
          <table:table-cell table:formula="of:=[.B252]/1000" office:value-type="float" office:value="631.893" calcext:value-type="float">
            <text:p>631,8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8872" calcext:value-type="float">
            <text:p>838872</text:p>
          </table:table-cell>
          <table:table-cell table:formula="of:=[.B253]/1000" office:value-type="float" office:value="838.872" calcext:value-type="float">
            <text:p>838,87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604" calcext:value-type="float">
            <text:p>610604</text:p>
          </table:table-cell>
          <table:table-cell table:formula="of:=[.B254]/1000" office:value-type="float" office:value="610.604" calcext:value-type="float">
            <text:p>610,60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52544" calcext:value-type="float">
            <text:p>10252544</text:p>
          </table:table-cell>
          <table:table-cell table:formula="of:=[.B255]/1000" office:value-type="float" office:value="10252.544" calcext:value-type="float">
            <text:p>10252,54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0623" calcext:value-type="float">
            <text:p>1120623</text:p>
          </table:table-cell>
          <table:table-cell table:formula="of:=[.B256]/1000" office:value-type="float" office:value="1120.623" calcext:value-type="float">
            <text:p>1120,62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3237" calcext:value-type="float">
            <text:p>543237</text:p>
          </table:table-cell>
          <table:table-cell table:formula="of:=[.B257]/1000" office:value-type="float" office:value="543.237" calcext:value-type="float">
            <text:p>543,23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0401" calcext:value-type="float">
            <text:p>730401</text:p>
          </table:table-cell>
          <table:table-cell table:formula="of:=[.B258]/1000" office:value-type="float" office:value="730.401" calcext:value-type="float">
            <text:p>730,4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2204" calcext:value-type="float">
            <text:p>622204</text:p>
          </table:table-cell>
          <table:table-cell table:formula="of:=[.B259]/1000" office:value-type="float" office:value="622.204" calcext:value-type="float">
            <text:p>622,20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9193" calcext:value-type="float">
            <text:p>689193</text:p>
          </table:table-cell>
          <table:table-cell table:formula="of:=[.B260]/1000" office:value-type="float" office:value="689.193" calcext:value-type="float">
            <text:p>689,19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1894" calcext:value-type="float">
            <text:p>611894</text:p>
          </table:table-cell>
          <table:table-cell table:formula="of:=[.B261]/1000" office:value-type="float" office:value="611.894" calcext:value-type="float">
            <text:p>611,89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7319" calcext:value-type="float">
            <text:p>597319</text:p>
          </table:table-cell>
          <table:table-cell table:formula="of:=[.B262]/1000" office:value-type="float" office:value="597.319" calcext:value-type="float">
            <text:p>597,31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5735" calcext:value-type="float">
            <text:p>905735</text:p>
          </table:table-cell>
          <table:table-cell table:formula="of:=[.B263]/1000" office:value-type="float" office:value="905.735" calcext:value-type="float">
            <text:p>905,7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4199" calcext:value-type="float">
            <text:p>1524199</text:p>
          </table:table-cell>
          <table:table-cell table:formula="of:=[.B264]/1000" office:value-type="float" office:value="1524.199" calcext:value-type="float">
            <text:p>1524,1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35536" calcext:value-type="float">
            <text:p>5135536</text:p>
          </table:table-cell>
          <table:table-cell table:formula="of:=[.B265]/1000" office:value-type="float" office:value="5135.536" calcext:value-type="float">
            <text:p>5135,53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3924" calcext:value-type="float">
            <text:p>2063924</text:p>
          </table:table-cell>
          <table:table-cell table:formula="of:=[.B266]/1000" office:value-type="float" office:value="2063.924" calcext:value-type="float">
            <text:p>2063,9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18417" calcext:value-type="float">
            <text:p>7218417</text:p>
          </table:table-cell>
          <table:table-cell table:formula="of:=[.B267]/1000" office:value-type="float" office:value="7218.417" calcext:value-type="float">
            <text:p>7218,4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269" calcext:value-type="float">
            <text:p>417269</text:p>
          </table:table-cell>
          <table:table-cell table:formula="of:=[.B268]/1000" office:value-type="float" office:value="417.269" calcext:value-type="float">
            <text:p>417,26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8742" calcext:value-type="float">
            <text:p>758742</text:p>
          </table:table-cell>
          <table:table-cell table:formula="of:=[.B269]/1000" office:value-type="float" office:value="758.742" calcext:value-type="float">
            <text:p>758,74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0953" calcext:value-type="float">
            <text:p>480953</text:p>
          </table:table-cell>
          <table:table-cell table:formula="of:=[.B270]/1000" office:value-type="float" office:value="480.953" calcext:value-type="float">
            <text:p>480,9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3069" calcext:value-type="float">
            <text:p>473069</text:p>
          </table:table-cell>
          <table:table-cell table:formula="of:=[.B271]/1000" office:value-type="float" office:value="473.069" calcext:value-type="float">
            <text:p>473,06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8086" calcext:value-type="float">
            <text:p>508086</text:p>
          </table:table-cell>
          <table:table-cell table:formula="of:=[.B272]/1000" office:value-type="float" office:value="508.086" calcext:value-type="float">
            <text:p>508,08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0248" calcext:value-type="float">
            <text:p>1630248</text:p>
          </table:table-cell>
          <table:table-cell table:formula="of:=[.B273]/1000" office:value-type="float" office:value="1630.248" calcext:value-type="float">
            <text:p>1630,2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2375" calcext:value-type="float">
            <text:p>1272375</text:p>
          </table:table-cell>
          <table:table-cell table:formula="of:=[.B274]/1000" office:value-type="float" office:value="1272.375" calcext:value-type="float">
            <text:p>1272,37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70222" calcext:value-type="float">
            <text:p>2070222</text:p>
          </table:table-cell>
          <table:table-cell table:formula="of:=[.B275]/1000" office:value-type="float" office:value="2070.222" calcext:value-type="float">
            <text:p>2070,2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2696" calcext:value-type="float">
            <text:p>652696</text:p>
          </table:table-cell>
          <table:table-cell table:formula="of:=[.B276]/1000" office:value-type="float" office:value="652.696" calcext:value-type="float">
            <text:p>652,69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4954" calcext:value-type="float">
            <text:p>444954</text:p>
          </table:table-cell>
          <table:table-cell table:formula="of:=[.B277]/1000" office:value-type="float" office:value="444.954" calcext:value-type="float">
            <text:p>444,9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6995" calcext:value-type="float">
            <text:p>446995</text:p>
          </table:table-cell>
          <table:table-cell table:formula="of:=[.B278]/1000" office:value-type="float" office:value="446.995" calcext:value-type="float">
            <text:p>446,99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0204" calcext:value-type="float">
            <text:p>460204</text:p>
          </table:table-cell>
          <table:table-cell table:formula="of:=[.B279]/1000" office:value-type="float" office:value="460.204" calcext:value-type="float">
            <text:p>460,20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48861" calcext:value-type="float">
            <text:p>2548861</text:p>
          </table:table-cell>
          <table:table-cell table:formula="of:=[.B280]/1000" office:value-type="float" office:value="2548.861" calcext:value-type="float">
            <text:p>2548,8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250" calcext:value-type="float">
            <text:p>427250</text:p>
          </table:table-cell>
          <table:table-cell table:formula="of:=[.B281]/1000" office:value-type="float" office:value="427.25" calcext:value-type="float">
            <text:p>427,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3824" calcext:value-type="float">
            <text:p>493824</text:p>
          </table:table-cell>
          <table:table-cell table:formula="of:=[.B282]/1000" office:value-type="float" office:value="493.824" calcext:value-type="float">
            <text:p>493,82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2872" calcext:value-type="float">
            <text:p>512872</text:p>
          </table:table-cell>
          <table:table-cell table:formula="of:=[.B283]/1000" office:value-type="float" office:value="512.872" calcext:value-type="float">
            <text:p>512,8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.00.0000</text:date>, <text:time style:data-style-name="N2" text:time-value="16:23:08.8917515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9:34:47.199415201</meta:creation-date>
    <dc:date>2017-02-05T16:43:32.226959541</dc:date>
    <meta:editing-duration>PT3H27M16S</meta:editing-duration>
    <meta:editing-cycles>11</meta:editing-cycles>
    <meta:generator>LibreOffice/5.0.6.2$Linux_X86_64 LibreOffice_project/00m0$Build-2</meta:generator>
    <meta:document-statistic meta:table-count="3" meta:cell-count="1576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74cm" svg:height="20.592cm" xlink:href=".." xlink:type="simple" chart:class="chart:bar" chart:style-name="ch1">
        <chart:legend chart:legend-position="end" svg:x="33.396cm" svg:y="9.997cm" style:legend-expansion="high" chart:style-name="ch2"/>
        <chart:plot-area chart:style-name="ch3" table:cell-range-address="'Event Count Per Slot'.D9:'Event Count Per Slot'.D714" svg:x="0.709cm" svg:y="0.411cm" svg:width="31.978cm" svg:height="19.77cm">
          <chartooo:coordinate-region svg:x="1.516cm" svg:y="0.532cm" svg:width="31.171cm" svg:height="18.6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vent Count Per Slot'.D9:'Event Count Per Slot'.D714" chart:class="chart:bar">
            <chart:data-point chart:repeated="7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Event Count Per Slot'.D9:'Event Count Per Slot'.D7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cm" svg:y="3.952cm" style:legend-expansion="high" chart:style-name="ch2"/>
        <chart:plot-area chart:style-name="ch3" table:cell-range-address="test.A1:test.A283 test.C1:test.C283" svg:x="0.32cm" svg:y="0.18cm" svg:width="11.45cm" svg:height="8.64cm">
          <chartooo:coordinate-region svg:x="1.312cm" svg:y="0.379cm" svg:width="9.9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C1:test.C283" chart:class="chart:scatter">
            <chart:domain table:cell-range-address="test.A1:test.A283"/>
            <chart:regression-curve chart:style-name="ch7">
              <chart:equation chart:display-equation="true" chart:display-r-square="true" svg:x="7.971cm" svg:y="0.395cm"/>
            </chart:regression-curve>
            <chart:data-point chart:repeated="2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est.A1:test.A283</svg:desc>
                </draw:g>
              </table:table-cell>
              <table:table-cell office:value-type="float" office:value="785.133">
                <text:p>785.133</text:p>
                <draw:g>
                  <svg:desc>test.C1:test.C2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02.735">
                <text:p>702.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433.906">
                <text:p>3433.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47.758">
                <text:p>447.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13.207">
                <text:p>513.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14.005">
                <text:p>514.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40.095">
                <text:p>1040.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80.886">
                <text:p>480.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14.417">
                <text:p>514.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94.453">
                <text:p>494.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44.193">
                <text:p>444.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74.134">
                <text:p>574.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01.766">
                <text:p>801.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7153.513">
                <text:p>7153.5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3705.414">
                <text:p>3705.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1520.233">
                <text:p>1520.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">
                <text:p>111</text:p>
              </table:table-cell>
              <table:table-cell office:value-type="float" office:value="1510.45">
                <text:p>1510.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  <table:table-cell office:value-type="float" office:value="1280.726">
                <text:p>1280.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2811.654">
                <text:p>2811.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1279.535">
                <text:p>1279.5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9">
                <text:p>259</text:p>
              </table:table-cell>
              <table:table-cell office:value-type="float" office:value="4874.724">
                <text:p>4874.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1">
                <text:p>331</text:p>
              </table:table-cell>
              <table:table-cell office:value-type="float" office:value="4061.713">
                <text:p>4061.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4">
                <text:p>514</text:p>
              </table:table-cell>
              <table:table-cell office:value-type="float" office:value="7893.416">
                <text:p>7893.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0">
                <text:p>560</text:p>
              </table:table-cell>
              <table:table-cell office:value-type="float" office:value="7171.092">
                <text:p>7171.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8">
                <text:p>308</text:p>
              </table:table-cell>
              <table:table-cell office:value-type="float" office:value="3845.454">
                <text:p>3845.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3">
                <text:p>563</text:p>
              </table:table-cell>
              <table:table-cell office:value-type="float" office:value="10288.249">
                <text:p>10288.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7">
                <text:p>567</text:p>
              </table:table-cell>
              <table:table-cell office:value-type="float" office:value="10094.032">
                <text:p>10094.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4">
                <text:p>424</text:p>
              </table:table-cell>
              <table:table-cell office:value-type="float" office:value="5962.258">
                <text:p>5962.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">
                <text:p>312</text:p>
              </table:table-cell>
              <table:table-cell office:value-type="float" office:value="3549.185">
                <text:p>3549.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">
                <text:p>121</text:p>
              </table:table-cell>
              <table:table-cell office:value-type="float" office:value="3918.514">
                <text:p>3918.5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">
                <text:p>59</text:p>
              </table:table-cell>
              <table:table-cell office:value-type="float" office:value="2886.447">
                <text:p>2886.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2045.117">
                <text:p>2045.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">
                <text:p>59</text:p>
              </table:table-cell>
              <table:table-cell office:value-type="float" office:value="1309.435">
                <text:p>1309.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">
                <text:p>62</text:p>
              </table:table-cell>
              <table:table-cell office:value-type="float" office:value="1190.683">
                <text:p>1190.6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2034.497">
                <text:p>2034.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4">
                <text:p>214</text:p>
              </table:table-cell>
              <table:table-cell office:value-type="float" office:value="3256.627">
                <text:p>3256.6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6">
                <text:p>336</text:p>
              </table:table-cell>
              <table:table-cell office:value-type="float" office:value="14506.829">
                <text:p>14506.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3">
                <text:p>473</text:p>
              </table:table-cell>
              <table:table-cell office:value-type="float" office:value="9744.065">
                <text:p>9744.0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4">
                <text:p>354</text:p>
              </table:table-cell>
              <table:table-cell office:value-type="float" office:value="3992.881">
                <text:p>3992.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8">
                <text:p>298</text:p>
              </table:table-cell>
              <table:table-cell office:value-type="float" office:value="3363.576">
                <text:p>3363.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4">
                <text:p>354</text:p>
              </table:table-cell>
              <table:table-cell office:value-type="float" office:value="6759.713">
                <text:p>6759.7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9">
                <text:p>209</text:p>
              </table:table-cell>
              <table:table-cell office:value-type="float" office:value="2632.491">
                <text:p>2632.4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">
                <text:p>90</text:p>
              </table:table-cell>
              <table:table-cell office:value-type="float" office:value="1303.785">
                <text:p>1303.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2280.189">
                <text:p>2280.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1">
                <text:p>111</text:p>
              </table:table-cell>
              <table:table-cell office:value-type="float" office:value="3474.303">
                <text:p>3474.3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5">
                <text:p>105</text:p>
              </table:table-cell>
              <table:table-cell office:value-type="float" office:value="1748.444">
                <text:p>1748.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">
                <text:p>193</text:p>
              </table:table-cell>
              <table:table-cell office:value-type="float" office:value="2227.268">
                <text:p>2227.2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8">
                <text:p>138</text:p>
              </table:table-cell>
              <table:table-cell office:value-type="float" office:value="3686.187">
                <text:p>3686.1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4">
                <text:p>314</text:p>
              </table:table-cell>
              <table:table-cell office:value-type="float" office:value="18015.735">
                <text:p>18015.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6">
                <text:p>346</text:p>
              </table:table-cell>
              <table:table-cell office:value-type="float" office:value="10122.483">
                <text:p>10122.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9">
                <text:p>319</text:p>
              </table:table-cell>
              <table:table-cell office:value-type="float" office:value="6034.266">
                <text:p>6034.2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2">
                <text:p>302</text:p>
              </table:table-cell>
              <table:table-cell office:value-type="float" office:value="6373.792">
                <text:p>6373.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5">
                <text:p>415</text:p>
              </table:table-cell>
              <table:table-cell office:value-type="float" office:value="4469.178">
                <text:p>4469.1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1">
                <text:p>561</text:p>
              </table:table-cell>
              <table:table-cell office:value-type="float" office:value="8820.054">
                <text:p>8820.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6">
                <text:p>546</text:p>
              </table:table-cell>
              <table:table-cell office:value-type="float" office:value="6053.813">
                <text:p>6053.8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7">
                <text:p>647</text:p>
              </table:table-cell>
              <table:table-cell office:value-type="float" office:value="11452.376">
                <text:p>11452.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8">
                <text:p>378</text:p>
              </table:table-cell>
              <table:table-cell office:value-type="float" office:value="7073.879">
                <text:p>7073.8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5">
                <text:p>215</text:p>
              </table:table-cell>
              <table:table-cell office:value-type="float" office:value="3264.761">
                <text:p>3264.7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4">
                <text:p>504</text:p>
              </table:table-cell>
              <table:table-cell office:value-type="float" office:value="9346.57">
                <text:p>9346.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204.995">
                <text:p>4204.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4">
                <text:p>424</text:p>
              </table:table-cell>
              <table:table-cell office:value-type="float" office:value="8790.527">
                <text:p>8790.5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0">
                <text:p>380</text:p>
              </table:table-cell>
              <table:table-cell office:value-type="float" office:value="7137.471">
                <text:p>7137.4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1">
                <text:p>341</text:p>
              </table:table-cell>
              <table:table-cell office:value-type="float" office:value="6627.588">
                <text:p>6627.5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6">
                <text:p>236</text:p>
              </table:table-cell>
              <table:table-cell office:value-type="float" office:value="6789.258">
                <text:p>6789.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6">
                <text:p>136</text:p>
              </table:table-cell>
              <table:table-cell office:value-type="float" office:value="4664.715">
                <text:p>4664.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3">
                <text:p>113</text:p>
              </table:table-cell>
              <table:table-cell office:value-type="float" office:value="6535.799">
                <text:p>6535.7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5001.261">
                <text:p>5001.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">
                <text:p>202</text:p>
              </table:table-cell>
              <table:table-cell office:value-type="float" office:value="10259.196">
                <text:p>10259.1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">
                <text:p>194</text:p>
              </table:table-cell>
              <table:table-cell office:value-type="float" office:value="3167.95">
                <text:p>3167.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">
                <text:p>199</text:p>
              </table:table-cell>
              <table:table-cell office:value-type="float" office:value="3032.351">
                <text:p>3032.3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7">
                <text:p>117</text:p>
              </table:table-cell>
              <table:table-cell office:value-type="float" office:value="1920.999">
                <text:p>1920.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2038.803">
                <text:p>2038.8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">
                <text:p>111</text:p>
              </table:table-cell>
              <table:table-cell office:value-type="float" office:value="1808.486">
                <text:p>1808.4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9">
                <text:p>159</text:p>
              </table:table-cell>
              <table:table-cell office:value-type="float" office:value="16243.986">
                <text:p>16243.9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3">
                <text:p>143</text:p>
              </table:table-cell>
              <table:table-cell office:value-type="float" office:value="2451.151">
                <text:p>2451.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4341.732">
                <text:p>4341.7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">
                <text:p>108</text:p>
              </table:table-cell>
              <table:table-cell office:value-type="float" office:value="5450.646">
                <text:p>5450.6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">
                <text:p>99</text:p>
              </table:table-cell>
              <table:table-cell office:value-type="float" office:value="1913.623">
                <text:p>1913.6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">
                <text:p>69</text:p>
              </table:table-cell>
              <table:table-cell office:value-type="float" office:value="3539.62">
                <text:p>3539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9">
                <text:p>109</text:p>
              </table:table-cell>
              <table:table-cell office:value-type="float" office:value="4199.994">
                <text:p>4199.9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">
                <text:p>107</text:p>
              </table:table-cell>
              <table:table-cell office:value-type="float" office:value="1369.596">
                <text:p>1369.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1358.834">
                <text:p>1358.8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0">
                <text:p>140</text:p>
              </table:table-cell>
              <table:table-cell office:value-type="float" office:value="1562.876">
                <text:p>1562.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">
                <text:p>117</text:p>
              </table:table-cell>
              <table:table-cell office:value-type="float" office:value="1559.864">
                <text:p>1559.8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1366.901">
                <text:p>1366.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9420.103">
                <text:p>9420.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3">
                <text:p>103</text:p>
              </table:table-cell>
              <table:table-cell office:value-type="float" office:value="3735.393">
                <text:p>3735.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1251.049">
                <text:p>1251.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">
                <text:p>78</text:p>
              </table:table-cell>
              <table:table-cell office:value-type="float" office:value="1258.984">
                <text:p>1258.9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">
                <text:p>102</text:p>
              </table:table-cell>
              <table:table-cell office:value-type="float" office:value="2000.602">
                <text:p>2000.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1491.916">
                <text:p>1491.9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6">
                <text:p>146</text:p>
              </table:table-cell>
              <table:table-cell office:value-type="float" office:value="3361.058">
                <text:p>3361.0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8">
                <text:p>218</text:p>
              </table:table-cell>
              <table:table-cell office:value-type="float" office:value="6009.677">
                <text:p>6009.6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7">
                <text:p>327</text:p>
              </table:table-cell>
              <table:table-cell office:value-type="float" office:value="7621.049">
                <text:p>7621.0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7">
                <text:p>457</text:p>
              </table:table-cell>
              <table:table-cell office:value-type="float" office:value="6726.177">
                <text:p>6726.1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8">
                <text:p>488</text:p>
              </table:table-cell>
              <table:table-cell office:value-type="float" office:value="11461.751">
                <text:p>11461.7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6">
                <text:p>566</text:p>
              </table:table-cell>
              <table:table-cell office:value-type="float" office:value="11978.395">
                <text:p>11978.3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0">
                <text:p>550</text:p>
              </table:table-cell>
              <table:table-cell office:value-type="float" office:value="14764.749">
                <text:p>14764.7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1">
                <text:p>441</text:p>
              </table:table-cell>
              <table:table-cell office:value-type="float" office:value="6360.36">
                <text:p>6360.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9">
                <text:p>519</text:p>
              </table:table-cell>
              <table:table-cell office:value-type="float" office:value="11157.286">
                <text:p>11157.2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6">
                <text:p>696</text:p>
              </table:table-cell>
              <table:table-cell office:value-type="float" office:value="9040.494">
                <text:p>9040.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6">
                <text:p>496</text:p>
              </table:table-cell>
              <table:table-cell office:value-type="float" office:value="8046.099">
                <text:p>8046.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7">
                <text:p>417</text:p>
              </table:table-cell>
              <table:table-cell office:value-type="float" office:value="7823.833">
                <text:p>7823.8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0">
                <text:p>410</text:p>
              </table:table-cell>
              <table:table-cell office:value-type="float" office:value="8309.068">
                <text:p>8309.0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3">
                <text:p>333</text:p>
              </table:table-cell>
              <table:table-cell office:value-type="float" office:value="8903.019">
                <text:p>8903.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">
                <text:p>257</text:p>
              </table:table-cell>
              <table:table-cell office:value-type="float" office:value="8442.806">
                <text:p>8442.8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">
                <text:p>174</text:p>
              </table:table-cell>
              <table:table-cell office:value-type="float" office:value="7472.808">
                <text:p>7472.8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693.498">
                <text:p>1693.4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6">
                <text:p>146</text:p>
              </table:table-cell>
              <table:table-cell office:value-type="float" office:value="2061.556">
                <text:p>2061.5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2">
                <text:p>182</text:p>
              </table:table-cell>
              <table:table-cell office:value-type="float" office:value="6591.097">
                <text:p>6591.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3">
                <text:p>263</text:p>
              </table:table-cell>
              <table:table-cell office:value-type="float" office:value="4779.932">
                <text:p>4779.9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9">
                <text:p>279</text:p>
              </table:table-cell>
              <table:table-cell office:value-type="float" office:value="5236.825">
                <text:p>5236.8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6">
                <text:p>576</text:p>
              </table:table-cell>
              <table:table-cell office:value-type="float" office:value="6405.105">
                <text:p>6405.1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1">
                <text:p>401</text:p>
              </table:table-cell>
              <table:table-cell office:value-type="float" office:value="6087.941">
                <text:p>6087.9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9">
                <text:p>539</text:p>
              </table:table-cell>
              <table:table-cell office:value-type="float" office:value="8131.613">
                <text:p>8131.6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8">
                <text:p>508</text:p>
              </table:table-cell>
              <table:table-cell office:value-type="float" office:value="10475.99">
                <text:p>10475.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6">
                <text:p>306</text:p>
              </table:table-cell>
              <table:table-cell office:value-type="float" office:value="7064.682">
                <text:p>7064.6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2">
                <text:p>292</text:p>
              </table:table-cell>
              <table:table-cell office:value-type="float" office:value="8906.094">
                <text:p>8906.0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4">
                <text:p>304</text:p>
              </table:table-cell>
              <table:table-cell office:value-type="float" office:value="6622.831">
                <text:p>6622.8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6">
                <text:p>376</text:p>
              </table:table-cell>
              <table:table-cell office:value-type="float" office:value="6964.92">
                <text:p>6964.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9">
                <text:p>389</text:p>
              </table:table-cell>
              <table:table-cell office:value-type="float" office:value="7093.562">
                <text:p>7093.5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3">
                <text:p>203</text:p>
              </table:table-cell>
              <table:table-cell office:value-type="float" office:value="7877.721">
                <text:p>7877.7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0">
                <text:p>220</text:p>
              </table:table-cell>
              <table:table-cell office:value-type="float" office:value="4341.63">
                <text:p>4341.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5">
                <text:p>215</text:p>
              </table:table-cell>
              <table:table-cell office:value-type="float" office:value="5658.327">
                <text:p>5658.3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2">
                <text:p>152</text:p>
              </table:table-cell>
              <table:table-cell office:value-type="float" office:value="5693.873">
                <text:p>5693.8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7">
                <text:p>137</text:p>
              </table:table-cell>
              <table:table-cell office:value-type="float" office:value="7175.92">
                <text:p>7175.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9">
                <text:p>169</text:p>
              </table:table-cell>
              <table:table-cell office:value-type="float" office:value="2293.488">
                <text:p>2293.4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3">
                <text:p>173</text:p>
              </table:table-cell>
              <table:table-cell office:value-type="float" office:value="1927.726">
                <text:p>1927.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9">
                <text:p>159</text:p>
              </table:table-cell>
              <table:table-cell office:value-type="float" office:value="1893.067">
                <text:p>1893.0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3">
                <text:p>383</text:p>
              </table:table-cell>
              <table:table-cell office:value-type="float" office:value="3932.939">
                <text:p>3932.9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0">
                <text:p>210</text:p>
              </table:table-cell>
              <table:table-cell office:value-type="float" office:value="2604.208">
                <text:p>2604.2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7">
                <text:p>217</text:p>
              </table:table-cell>
              <table:table-cell office:value-type="float" office:value="2509.666">
                <text:p>2509.6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0">
                <text:p>260</text:p>
              </table:table-cell>
              <table:table-cell office:value-type="float" office:value="2758.101">
                <text:p>2758.1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5">
                <text:p>375</text:p>
              </table:table-cell>
              <table:table-cell office:value-type="float" office:value="13494.498">
                <text:p>13494.4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3">
                <text:p>323</text:p>
              </table:table-cell>
              <table:table-cell office:value-type="float" office:value="7915.647">
                <text:p>7915.6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0">
                <text:p>620</text:p>
              </table:table-cell>
              <table:table-cell office:value-type="float" office:value="11854.198">
                <text:p>11854.1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2">
                <text:p>382</text:p>
              </table:table-cell>
              <table:table-cell office:value-type="float" office:value="9325.21">
                <text:p>9325.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4">
                <text:p>414</text:p>
              </table:table-cell>
              <table:table-cell office:value-type="float" office:value="10192.022">
                <text:p>10192.0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1">
                <text:p>251</text:p>
              </table:table-cell>
              <table:table-cell office:value-type="float" office:value="5737.447">
                <text:p>5737.4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7">
                <text:p>297</text:p>
              </table:table-cell>
              <table:table-cell office:value-type="float" office:value="3388.751">
                <text:p>3388.7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1">
                <text:p>221</text:p>
              </table:table-cell>
              <table:table-cell office:value-type="float" office:value="3095.733">
                <text:p>3095.7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5">
                <text:p>235</text:p>
              </table:table-cell>
              <table:table-cell office:value-type="float" office:value="2992.868">
                <text:p>2992.8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7">
                <text:p>187</text:p>
              </table:table-cell>
              <table:table-cell office:value-type="float" office:value="2552.901">
                <text:p>2552.9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6">
                <text:p>206</text:p>
              </table:table-cell>
              <table:table-cell office:value-type="float" office:value="4437.784">
                <text:p>4437.7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2">
                <text:p>172</text:p>
              </table:table-cell>
              <table:table-cell office:value-type="float" office:value="4094.819">
                <text:p>4094.8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">
                <text:p>165</text:p>
              </table:table-cell>
              <table:table-cell office:value-type="float" office:value="2265.012">
                <text:p>2265.0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8414.605">
                <text:p>8414.6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9">
                <text:p>159</text:p>
              </table:table-cell>
              <table:table-cell office:value-type="float" office:value="4813.68">
                <text:p>4813.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2148.144">
                <text:p>2148.1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1">
                <text:p>191</text:p>
              </table:table-cell>
              <table:table-cell office:value-type="float" office:value="2292.818">
                <text:p>2292.8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8">
                <text:p>178</text:p>
              </table:table-cell>
              <table:table-cell office:value-type="float" office:value="2189.202">
                <text:p>2189.2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3">
                <text:p>183</text:p>
              </table:table-cell>
              <table:table-cell office:value-type="float" office:value="2196.242">
                <text:p>2196.2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8">
                <text:p>188</text:p>
              </table:table-cell>
              <table:table-cell office:value-type="float" office:value="2275.924">
                <text:p>2275.9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1">
                <text:p>201</text:p>
              </table:table-cell>
              <table:table-cell office:value-type="float" office:value="3653.426">
                <text:p>3653.4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4">
                <text:p>184</text:p>
              </table:table-cell>
              <table:table-cell office:value-type="float" office:value="3818.222">
                <text:p>3818.2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863.505">
                <text:p>1863.5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9">
                <text:p>209</text:p>
              </table:table-cell>
              <table:table-cell office:value-type="float" office:value="3317.063">
                <text:p>3317.0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6">
                <text:p>216</text:p>
              </table:table-cell>
              <table:table-cell office:value-type="float" office:value="3109.947">
                <text:p>3109.9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3">
                <text:p>193</text:p>
              </table:table-cell>
              <table:table-cell office:value-type="float" office:value="11519.867">
                <text:p>11519.8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3764.738">
                <text:p>3764.7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6">
                <text:p>216</text:p>
              </table:table-cell>
              <table:table-cell office:value-type="float" office:value="4977.131">
                <text:p>4977.1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9">
                <text:p>269</text:p>
              </table:table-cell>
              <table:table-cell office:value-type="float" office:value="5857.648">
                <text:p>5857.6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2">
                <text:p>332</text:p>
              </table:table-cell>
              <table:table-cell office:value-type="float" office:value="8278.627">
                <text:p>8278.6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5">
                <text:p>375</text:p>
              </table:table-cell>
              <table:table-cell office:value-type="float" office:value="6144.951">
                <text:p>6144.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3">
                <text:p>273</text:p>
              </table:table-cell>
              <table:table-cell office:value-type="float" office:value="3603.486">
                <text:p>3603.4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2">
                <text:p>362</text:p>
              </table:table-cell>
              <table:table-cell office:value-type="float" office:value="7373.419">
                <text:p>7373.4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0">
                <text:p>400</text:p>
              </table:table-cell>
              <table:table-cell office:value-type="float" office:value="4200.554">
                <text:p>4200.5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9">
                <text:p>279</text:p>
              </table:table-cell>
              <table:table-cell office:value-type="float" office:value="3535.639">
                <text:p>3535.6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7">
                <text:p>287</text:p>
              </table:table-cell>
              <table:table-cell office:value-type="float" office:value="3362.973">
                <text:p>3362.9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4">
                <text:p>464</text:p>
              </table:table-cell>
              <table:table-cell office:value-type="float" office:value="5339.717">
                <text:p>5339.7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9">
                <text:p>319</text:p>
              </table:table-cell>
              <table:table-cell office:value-type="float" office:value="4746.958">
                <text:p>4746.9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1">
                <text:p>381</text:p>
              </table:table-cell>
              <table:table-cell office:value-type="float" office:value="9488.42">
                <text:p>9488.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7">
                <text:p>307</text:p>
              </table:table-cell>
              <table:table-cell office:value-type="float" office:value="3391.95">
                <text:p>3391.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5">
                <text:p>295</text:p>
              </table:table-cell>
              <table:table-cell office:value-type="float" office:value="5034.689">
                <text:p>5034.6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6">
                <text:p>336</text:p>
              </table:table-cell>
              <table:table-cell office:value-type="float" office:value="3661.147">
                <text:p>3661.1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2">
                <text:p>272</text:p>
              </table:table-cell>
              <table:table-cell office:value-type="float" office:value="3268.172">
                <text:p>3268.1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5">
                <text:p>275</text:p>
              </table:table-cell>
              <table:table-cell office:value-type="float" office:value="3139.791">
                <text:p>3139.7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3322.111">
                <text:p>3322.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7">
                <text:p>297</text:p>
              </table:table-cell>
              <table:table-cell office:value-type="float" office:value="3379.9">
                <text:p>3379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0">
                <text:p>220</text:p>
              </table:table-cell>
              <table:table-cell office:value-type="float" office:value="2802.457">
                <text:p>2802.4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4">
                <text:p>214</text:p>
              </table:table-cell>
              <table:table-cell office:value-type="float" office:value="3479.619">
                <text:p>3479.6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2">
                <text:p>202</text:p>
              </table:table-cell>
              <table:table-cell office:value-type="float" office:value="4416.697">
                <text:p>4416.6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7">
                <text:p>327</text:p>
              </table:table-cell>
              <table:table-cell office:value-type="float" office:value="11358.663">
                <text:p>11358.6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8">
                <text:p>178</text:p>
              </table:table-cell>
              <table:table-cell office:value-type="float" office:value="5444.19">
                <text:p>5444.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8">
                <text:p>268</text:p>
              </table:table-cell>
              <table:table-cell office:value-type="float" office:value="8623.817">
                <text:p>8623.8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9">
                <text:p>119</text:p>
              </table:table-cell>
              <table:table-cell office:value-type="float" office:value="1975.423">
                <text:p>1975.4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1">
                <text:p>121</text:p>
              </table:table-cell>
              <table:table-cell office:value-type="float" office:value="1821.128">
                <text:p>1821.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9">
                <text:p>149</text:p>
              </table:table-cell>
              <table:table-cell office:value-type="float" office:value="2211.22">
                <text:p>2211.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9">
                <text:p>179</text:p>
              </table:table-cell>
              <table:table-cell office:value-type="float" office:value="2779.763">
                <text:p>2779.7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">
                <text:p>128</text:p>
              </table:table-cell>
              <table:table-cell office:value-type="float" office:value="1839.677">
                <text:p>1839.6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2">
                <text:p>162</text:p>
              </table:table-cell>
              <table:table-cell office:value-type="float" office:value="2294.95">
                <text:p>2294.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0">
                <text:p>230</text:p>
              </table:table-cell>
              <table:table-cell office:value-type="float" office:value="4460.628">
                <text:p>4460.6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0">
                <text:p>200</text:p>
              </table:table-cell>
              <table:table-cell office:value-type="float" office:value="4629.444">
                <text:p>4629.4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9">
                <text:p>219</text:p>
              </table:table-cell>
              <table:table-cell office:value-type="float" office:value="5929.674">
                <text:p>5929.6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2">
                <text:p>262</text:p>
              </table:table-cell>
              <table:table-cell office:value-type="float" office:value="13560.206">
                <text:p>13560.2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1">
                <text:p>331</text:p>
              </table:table-cell>
              <table:table-cell office:value-type="float" office:value="4860.769">
                <text:p>4860.7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6">
                <text:p>266</text:p>
              </table:table-cell>
              <table:table-cell office:value-type="float" office:value="3441.171">
                <text:p>3441.1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6">
                <text:p>246</text:p>
              </table:table-cell>
              <table:table-cell office:value-type="float" office:value="3097.363">
                <text:p>3097.3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8">
                <text:p>278</text:p>
              </table:table-cell>
              <table:table-cell office:value-type="float" office:value="4064.322">
                <text:p>4064.3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6">
                <text:p>286</text:p>
              </table:table-cell>
              <table:table-cell office:value-type="float" office:value="4410.285">
                <text:p>4410.2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4">
                <text:p>304</text:p>
              </table:table-cell>
              <table:table-cell office:value-type="float" office:value="5075.843">
                <text:p>5075.8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9">
                <text:p>359</text:p>
              </table:table-cell>
              <table:table-cell office:value-type="float" office:value="6804.791">
                <text:p>6804.7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3">
                <text:p>323</text:p>
              </table:table-cell>
              <table:table-cell office:value-type="float" office:value="7536.913">
                <text:p>7536.9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5">
                <text:p>375</text:p>
              </table:table-cell>
              <table:table-cell office:value-type="float" office:value="9313.093">
                <text:p>9313.0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0">
                <text:p>340</text:p>
              </table:table-cell>
              <table:table-cell office:value-type="float" office:value="7839.093">
                <text:p>7839.0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4">
                <text:p>274</text:p>
              </table:table-cell>
              <table:table-cell office:value-type="float" office:value="8752.518">
                <text:p>8752.5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3">
                <text:p>263</text:p>
              </table:table-cell>
              <table:table-cell office:value-type="float" office:value="13948.039">
                <text:p>13948.0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8">
                <text:p>308</text:p>
              </table:table-cell>
              <table:table-cell office:value-type="float" office:value="4186.079">
                <text:p>4186.0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4">
                <text:p>344</text:p>
              </table:table-cell>
              <table:table-cell office:value-type="float" office:value="4023.789">
                <text:p>4023.7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6">
                <text:p>436</text:p>
              </table:table-cell>
              <table:table-cell office:value-type="float" office:value="5267.579">
                <text:p>5267.5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7">
                <text:p>337</text:p>
              </table:table-cell>
              <table:table-cell office:value-type="float" office:value="4016.583">
                <text:p>4016.5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5">
                <text:p>375</text:p>
              </table:table-cell>
              <table:table-cell office:value-type="float" office:value="4617.46">
                <text:p>4617.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0">
                <text:p>310</text:p>
              </table:table-cell>
              <table:table-cell office:value-type="float" office:value="4088.03">
                <text:p>4088.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5">
                <text:p>265</text:p>
              </table:table-cell>
              <table:table-cell office:value-type="float" office:value="5696.397">
                <text:p>5696.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9">
                <text:p>329</text:p>
              </table:table-cell>
              <table:table-cell office:value-type="float" office:value="7166.838">
                <text:p>7166.8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2">
                <text:p>492</text:p>
              </table:table-cell>
              <table:table-cell office:value-type="float" office:value="9460.668">
                <text:p>9460.6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5">
                <text:p>245</text:p>
              </table:table-cell>
              <table:table-cell office:value-type="float" office:value="7362.04">
                <text:p>7362.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3">
                <text:p>223</text:p>
              </table:table-cell>
              <table:table-cell office:value-type="float" office:value="5884.114">
                <text:p>5884.1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6">
                <text:p>206</text:p>
              </table:table-cell>
              <table:table-cell office:value-type="float" office:value="7225.906">
                <text:p>7225.9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2">
                <text:p>162</text:p>
              </table:table-cell>
              <table:table-cell office:value-type="float" office:value="2568.155">
                <text:p>2568.1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9">
                <text:p>249</text:p>
              </table:table-cell>
              <table:table-cell office:value-type="float" office:value="2591.789">
                <text:p>2591.7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8">
                <text:p>228</text:p>
              </table:table-cell>
              <table:table-cell office:value-type="float" office:value="3723.085">
                <text:p>3723.0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9">
                <text:p>299</text:p>
              </table:table-cell>
              <table:table-cell office:value-type="float" office:value="5187.339">
                <text:p>5187.3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3">
                <text:p>283</text:p>
              </table:table-cell>
              <table:table-cell office:value-type="float" office:value="6945.618">
                <text:p>6945.6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3">
                <text:p>263</text:p>
              </table:table-cell>
              <table:table-cell office:value-type="float" office:value="7850.151">
                <text:p>7850.1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1">
                <text:p>251</text:p>
              </table:table-cell>
              <table:table-cell office:value-type="float" office:value="8500.759">
                <text:p>8500.7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3">
                <text:p>343</text:p>
              </table:table-cell>
              <table:table-cell office:value-type="float" office:value="9625.91">
                <text:p>9625.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6">
                <text:p>326</text:p>
              </table:table-cell>
              <table:table-cell office:value-type="float" office:value="9102.623">
                <text:p>9102.6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0">
                <text:p>260</text:p>
              </table:table-cell>
              <table:table-cell office:value-type="float" office:value="6293.194">
                <text:p>6293.1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0">
                <text:p>220</text:p>
              </table:table-cell>
              <table:table-cell office:value-type="float" office:value="2816.866">
                <text:p>2816.8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7">
                <text:p>207</text:p>
              </table:table-cell>
              <table:table-cell office:value-type="float" office:value="6813.159">
                <text:p>6813.1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3">
                <text:p>203</text:p>
              </table:table-cell>
              <table:table-cell office:value-type="float" office:value="6354.808">
                <text:p>6354.8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5">
                <text:p>145</text:p>
              </table:table-cell>
              <table:table-cell office:value-type="float" office:value="2395.818">
                <text:p>2395.8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4">
                <text:p>194</text:p>
              </table:table-cell>
              <table:table-cell office:value-type="float" office:value="3908.493">
                <text:p>3908.4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5">
                <text:p>155</text:p>
              </table:table-cell>
              <table:table-cell office:value-type="float" office:value="4622.324">
                <text:p>4622.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2">
                <text:p>182</text:p>
              </table:table-cell>
              <table:table-cell office:value-type="float" office:value="4898.204">
                <text:p>4898.2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3">
                <text:p>123</text:p>
              </table:table-cell>
              <table:table-cell office:value-type="float" office:value="7352.198">
                <text:p>7352.1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4">
                <text:p>174</text:p>
              </table:table-cell>
              <table:table-cell office:value-type="float" office:value="5228.426">
                <text:p>5228.4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5">
                <text:p>185</text:p>
              </table:table-cell>
              <table:table-cell office:value-type="float" office:value="4807.101">
                <text:p>4807.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7">
                <text:p>137</text:p>
              </table:table-cell>
              <table:table-cell office:value-type="float" office:value="1902.944">
                <text:p>1902.9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4">
                <text:p>214</text:p>
              </table:table-cell>
              <table:table-cell office:value-type="float" office:value="2578.231">
                <text:p>2578.2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5">
                <text:p>265</text:p>
              </table:table-cell>
              <table:table-cell office:value-type="float" office:value="3248.545">
                <text:p>3248.5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5">
                <text:p>215</text:p>
              </table:table-cell>
              <table:table-cell office:value-type="float" office:value="12543.313">
                <text:p>12543.3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4">
                <text:p>194</text:p>
              </table:table-cell>
              <table:table-cell office:value-type="float" office:value="5956.292">
                <text:p>5956.2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7">
                <text:p>127</text:p>
              </table:table-cell>
              <table:table-cell office:value-type="float" office:value="4246.595">
                <text:p>4246.5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4">
                <text:p>94</text:p>
              </table:table-cell>
              <table:table-cell office:value-type="float" office:value="4001.696">
                <text:p>4001.6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">
                <text:p>74</text:p>
              </table:table-cell>
              <table:table-cell office:value-type="float" office:value="2626.183">
                <text:p>2626.1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">
                <text:p>59</text:p>
              </table:table-cell>
              <table:table-cell office:value-type="float" office:value="4078.504">
                <text:p>4078.5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7">
                <text:p>37</text:p>
              </table:table-cell>
              <table:table-cell office:value-type="float" office:value="3669.85">
                <text:p>3669.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">
                <text:p>29</text:p>
              </table:table-cell>
              <table:table-cell office:value-type="float" office:value="778.674">
                <text:p>778.6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">
                <text:p>19</text:p>
              </table:table-cell>
              <table:table-cell office:value-type="float" office:value="704.594">
                <text:p>704.5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">
                <text:p>17</text:p>
              </table:table-cell>
              <table:table-cell office:value-type="float" office:value="631.893">
                <text:p>631.8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">
                <text:p>19</text:p>
              </table:table-cell>
              <table:table-cell office:value-type="float" office:value="838.872">
                <text:p>838.8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">
                <text:p>15</text:p>
              </table:table-cell>
              <table:table-cell office:value-type="float" office:value="610.604">
                <text:p>610.6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">
                <text:p>9</text:p>
              </table:table-cell>
              <table:table-cell office:value-type="float" office:value="10252.544">
                <text:p>10252.5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">
                <text:p>16</text:p>
              </table:table-cell>
              <table:table-cell office:value-type="float" office:value="1120.623">
                <text:p>1120.6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">
                <text:p>11</text:p>
              </table:table-cell>
              <table:table-cell office:value-type="float" office:value="543.237">
                <text:p>543.2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">
                <text:p>14</text:p>
              </table:table-cell>
              <table:table-cell office:value-type="float" office:value="730.401">
                <text:p>730.4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622.204">
                <text:p>622.2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">
                <text:p>27</text:p>
              </table:table-cell>
              <table:table-cell office:value-type="float" office:value="689.193">
                <text:p>689.1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">
                <text:p>11</text:p>
              </table:table-cell>
              <table:table-cell office:value-type="float" office:value="611.894">
                <text:p>611.8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">
                <text:p>7</text:p>
              </table:table-cell>
              <table:table-cell office:value-type="float" office:value="597.319">
                <text:p>597.3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  <table:table-cell office:value-type="float" office:value="905.735">
                <text:p>905.7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">
                <text:p>7</text:p>
              </table:table-cell>
              <table:table-cell office:value-type="float" office:value="1524.199">
                <text:p>1524.1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">
                <text:p>8</text:p>
              </table:table-cell>
              <table:table-cell office:value-type="float" office:value="5135.536">
                <text:p>5135.5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">
                <text:p>11</text:p>
              </table:table-cell>
              <table:table-cell office:value-type="float" office:value="2063.924">
                <text:p>2063.9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">
                <text:p>3</text:p>
              </table:table-cell>
              <table:table-cell office:value-type="float" office:value="7218.417">
                <text:p>7218.4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417.269">
                <text:p>417.2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">
                <text:p>7</text:p>
              </table:table-cell>
              <table:table-cell office:value-type="float" office:value="758.742">
                <text:p>758.7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">
                <text:p>7</text:p>
              </table:table-cell>
              <table:table-cell office:value-type="float" office:value="480.953">
                <text:p>480.9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">
                <text:p>4</text:p>
              </table:table-cell>
              <table:table-cell office:value-type="float" office:value="473.069">
                <text:p>473.0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508.086">
                <text:p>508.0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  <table:table-cell office:value-type="float" office:value="1630.248">
                <text:p>1630.2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1272.375">
                <text:p>1272.3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">
                <text:p>8</text:p>
              </table:table-cell>
              <table:table-cell office:value-type="float" office:value="2070.222">
                <text:p>2070.2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">
                <text:p>10</text:p>
              </table:table-cell>
              <table:table-cell office:value-type="float" office:value="652.696">
                <text:p>652.6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  <table:table-cell office:value-type="float" office:value="444.954">
                <text:p>444.9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  <table:table-cell office:value-type="float" office:value="446.995">
                <text:p>446.9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">
                <text:p>4</text:p>
              </table:table-cell>
              <table:table-cell office:value-type="float" office:value="460.204">
                <text:p>460.2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">
                <text:p>10</text:p>
              </table:table-cell>
              <table:table-cell office:value-type="float" office:value="2548.861">
                <text:p>2548.8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427.25">
                <text:p>427.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">
                <text:p>5</text:p>
              </table:table-cell>
              <table:table-cell office:value-type="float" office:value="493.824">
                <text:p>493.8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">
                <text:p>9</text:p>
              </table:table-cell>
              <table:table-cell office:value-type="float" office:value="512.872">
                <text:p>512.8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